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Arial1" svg:font-family="Arial1"/>
    <style:font-face style:name="Calibri" svg:font-family="Calibri"/>
    <style:font-face style:name="Arial2" svg:font-family="Arial2"/>
    <style:font-face style:name="Arial11" svg:font-family="Arial11"/>
    <style:font-face style:name="Futura-book" svg:font-family="Futura-book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1" style:font-name-asian="Arial11" style:font-name-complex="Arial1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FFFFFF"/>
    </style:style>
    <style:style style:name="ce9" style:family="table-cell" style:parent-style-name="Default" style:data-style-name="N4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Normal_32_2" style:data-style-name="N3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Normal_32_2" style:data-style-name="N3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1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6" style:family="table-cell" style:parent-style-name="Excel_32_Built-in_32_Comma" style:data-style-name="N39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Futura-book" style:font-name-asian="Futura-book" style:font-name-complex="Futura-book"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1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1" style:font-name-asian="Arial11" style:font-name-complex="Arial11" fo:font-size="10pt" style:font-size-asian="10pt" style:font-size-complex="10pt"/>
    </style:style>
    <style:style style:name="ce22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1" style:font-name-asian="Arial11" style:font-name-complex="Arial11" fo:font-size="10pt" style:font-size-asian="10pt" style:font-size-complex="10pt"/>
    </style:style>
    <style:style style:name="ce23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4" style:family="table-cell" style:parent-style-name="Normal_32_2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Futura-book" style:font-name-asian="Futura-book" style:font-name-complex="Futura-book" fo:font-size="10pt" style:font-size-asian="10pt" style:font-size-complex="10pt"/>
    </style:style>
    <style:style style:name="ce25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.353cm"/>
      <style:text-properties style:font-name="Futura-book" style:font-name-asian="Futura-book" style:font-name-complex="Futura-book" fo:font-size="10pt" style:font-size-asian="10pt" style:font-size-complex="10pt"/>
    </style:style>
    <style:style style:name="ce29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Futura-book" style:font-name-asian="Futura-book" style:font-name-complex="Futura-book"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1" style:family="table-cell" style:parent-style-name="Normal_32_2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Normal_32_2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Normal_32_2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00" style:cell-protect="protected" style:repeat-content="false"/>
      <style:paragraph-properties fo:text-align="end" fo:margin-right="0cm"/>
      <style:text-properties fo:color="#C9211E" style:font-name="Arial11" style:font-name-asian="Arial11" style:font-name-complex="Arial11" fo:font-size="10pt" style:font-size-asian="10pt" style:font-size-complex="10pt"/>
    </style:style>
    <style:style style:name="ce35" style:family="table-cell" style:parent-style-name="Normal_32_2" style:data-style-name="N3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Normal_32_2" style:data-style-name="N3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9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 fo:background-color="#FFFFFF" style:cell-protect="protected"/>
      <style:text-properties style:font-name="Arial11" style:font-name-asian="Arial11" style:font-name-complex="Arial11" fo:font-size="10pt" style:font-size-asian="10pt" style:font-size-complex="10pt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41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41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/>
    </style:style>
    <style:style style:name="ce54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font-size="10pt" style:font-size-asian="10pt" style:font-size-complex="10pt"/>
    </style:style>
    <style:style style:name="ce55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56" style:family="table-cell" style:parent-style-name="Comma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.353cm"/>
      <style:text-properties style:font-name="Arial11" style:font-name-asian="Arial11" style:font-name-complex="Arial11" fo:font-size="10pt" style:font-size-asian="10pt" style:font-size-complex="10pt"/>
    </style:style>
    <style:style style:name="ce58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3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5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67" style:family="table-cell" style:parent-style-name="Normal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70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7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72" style:family="table-cell" style:parent-style-name="Default" style:data-style-name="N0">
      <style:table-cell-properties fo:border="thin solid #000000" fo:background-color="#FFFFFF"/>
    </style:style>
    <style:style style:name="ce73" style:family="table-cell" style:parent-style-name="Default" style:data-style-name="N0">
      <style:table-cell-properties fo:background-color="#FFFFFF"/>
    </style:style>
    <style:style style:name="ce74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7" style:family="table-cell" style:parent-style-name="Excel_32_Built-in_32_Comma" style:data-style-name="N42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4"/>
    <style:style style:name="ce7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0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8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3" style:family="table-cell" style:parent-style-name="Default" style:data-style-name="N4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4" style:family="table-cell" style:parent-style-name="Default" style:data-style-name="N4">
      <style:table-cell-properties fo:border-top="none" fo:border-bottom="thin solid #000000" fo:border-left="none" fo:border-right="none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5" style:family="table-cell" style:parent-style-name="Default" style:data-style-name="N4">
      <style:table-cell-properties fo:border-top="none" fo:border-bottom="thin solid #000000" fo:border-left="none" fo:border-right="none"/>
    </style:style>
    <style:style style:name="ce86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87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color="#000000" style:font-name="Arial Narrow" style:font-name-asian="Arial Narrow" style:font-name-complex="Arial Narrow" fo:font-size="9pt" style:font-size-asian="9pt" style:font-size-complex="9pt" style:font-family-generic="swiss"/>
    </style:style>
    <style:style style:name="ce88" style:family="table-cell" style:parent-style-name="Default" style:data-style-name="N4">
      <style:table-cell-properties fo:border-top="thin solid #000000" fo:border-bottom="thin solid #000000" fo:border-left="none" fo:border-right="none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0" style:family="table-cell" style:parent-style-name="Default" style:data-style-name="N0"/>
    <style:style style:name="ce91" style:family="table-cell" style:parent-style-name="Default" style:data-style-name="N4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92" style:family="table-cell" style:parent-style-name="Default" style:data-style-name="N4"/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7.170208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1.93145833333333cm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6.61458333333333cm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2.2225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2.2225cm" style:use-optimal-column-width="true"/>
    </style:style>
    <style:style style:name="co16" style:family="table-column">
      <style:table-column-properties fo:break-before="auto" style:column-width="2.38125cm"/>
    </style:style>
    <style:style style:name="co17" style:family="table-column">
      <style:table-column-properties fo:break-before="auto" style:column-width="2.11666666666667cm"/>
    </style:style>
    <style:style style:name="co18" style:family="table-column">
      <style:table-column-properties fo:break-before="auto" style:column-width="0.582083333333333cm"/>
    </style:style>
    <style:style style:name="co19" style:family="table-column">
      <style:table-column-properties fo:break-before="auto" style:column-width="1.69333333333333cm"/>
    </style:style>
    <style:style style:name="co20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steps="1"/>
      </table:calculation-settings>
      <table:table table:name="Cedula_Resume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4" table:default-cell-style-name="ce5"/>
        <table:table-column table:style-name="co5" table:default-cell-style-name="ce5"/>
        <table:table-column table:style-name="co2" table:default-cell-style-name="ce5"/>
        <table:table-column table:style-name="co6" table:number-columns-repeated="2" table:default-cell-style-name="ce5"/>
        <table:table-column table:style-name="co7" table:number-columns-repeated="1009" table:default-cell-style-name="ce5"/>
        <table:table-column table:style-name="co8" table:default-cell-style-name="ce5"/>
        <table:table-column table:style-name="co9" table:number-columns-repeated="2" table:default-cell-style-name="ce5"/>
        <table:table-column table:style-name="co8" table:default-cell-style-name="ce5"/>
        <table:table-column table:style-name="co8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67">
            <text:p>VISACOM S.A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office:value-type="float" office:value="6901" table:number-columns-spanned="2" table:number-rows-spanned="1" table:style-name="ce68">
            <text:p>6901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69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70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69">
            <text:p>Patrimonio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office:value-type="string" table:number-columns-spanned="2" table:number-rows-spanned="1" table:style-name="ce71">
            <text:p>15/01/2022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67">
            <text:p>Análisis variaciones de grupo contable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office:value-type="string" table:number-columns-spanned="2" table:number-rows-spanned="1" table:style-name="ce71">
            <text:p>Carlos Almeida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69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72"/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table:number-columns-spanned="11" table:number-rows-spanned="1" table:style-name="ce73"/>
          <table:covered-table-cell table:number-columns-repeated="10"/>
          <table:table-cell table:number-columns-repeated="1013" table:style-name="ce5"/>
          <table:table-cell table:number-columns-repeated="15360"/>
        </table:table-row>
        <table:table-row table:style-name="ro3">
          <table:table-cell office:value-type="string" table:number-columns-spanned="1" table:number-rows-spanned="2" table:style-name="ce74">
            <text:p>Código</text:p>
          </table:table-cell>
          <table:table-cell office:value-type="string" table:number-columns-spanned="1" table:number-rows-spanned="2" table:style-name="ce75">
            <text:p>Cuenta</text:p>
          </table:table-cell>
          <table:table-cell office:value-type="string" table:number-columns-spanned="1" table:number-rows-spanned="2" table:style-name="ce75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76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74">
            <text:p>Código</text:p>
          </table:table-cell>
          <table:table-cell office:value-type="string" table:number-columns-spanned="1" table:number-rows-spanned="2" table:style-name="ce75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77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2">
          <table:covered-table-cell/>
          <table:covered-table-cell/>
          <table:covered-table-cell/>
          <table:table-cell office:value-type="date" office:date-value="2021-08-31T00:00:00" table:style-name="ce9">
            <text:p>31-ago-21</text:p>
          </table:table-cell>
          <table:table-cell office:value-type="string" table:style-name="ce9">
            <text:p>Débitos</text:p>
          </table:table-cell>
          <table:table-cell office:value-type="string" table:style-name="ce9">
            <text:p>Créditos</text:p>
          </table:table-cell>
          <table:table-cell office:value-type="date" office:date-value="2021-12-31T00:00:00" table:style-name="ce9">
            <text:p>31-dic-21</text:p>
          </table:table-cell>
          <table:covered-table-cell/>
          <table:covered-table-cell/>
          <table:table-cell office:value-type="date" office:date-value="2020-12-31T00:00:00" table:style-name="ce9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2">
          <table:table-cell table:style-name="ce10"/>
          <table:table-cell table:style-name="ce11"/>
          <table:table-cell table:style-name="ce12"/>
          <table:table-cell table:number-columns-repeated="3" table:style-name="ce13"/>
          <table:table-cell table:style-name="ce14"/>
          <table:table-cell table:style-name="ce10"/>
          <table:table-cell table:style-name="ce11"/>
          <table:table-cell table:style-name="ce15"/>
          <table:table-cell table:style-name="ce16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17"/>
          <table:table-cell office:value-type="string" table:style-name="ce18">
            <text:p>Capital Social</text:p>
          </table:table-cell>
          <table:table-cell table:style-name="ce19"/>
          <table:table-cell table:style-name="ce20"/>
          <table:table-cell table:number-columns-repeated="2" table:style-name="ce21"/>
          <table:table-cell table:style-name="ce20"/>
          <table:table-cell table:style-name="ce17"/>
          <table:table-cell office:value-type="string" table:style-name="ce18">
            <text:p>Capital Social</text:p>
          </table:table-cell>
          <table:table-cell table:style-name="ce22"/>
          <table:table-cell table:style-name="ce23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4">
            <text:p>3.1.1.1</text:p>
          </table:table-cell>
          <table:table-cell office:value-type="string" table:style-name="ce25">
            <text:p>Capital Social suscrito o pagado</text:p>
          </table:table-cell>
          <table:table-cell table:style-name="ce19"/>
          <table:table-cell office:value-type="float" office:value="20000" table:style-name="ce20">
            <text:p>20.00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0000" table:formula="of:=[.D11]-[.E11]+[.F11]" table:style-name="ce20">
            <text:p>20.000</text:p>
          </table:table-cell>
          <table:table-cell office:value-type="string" table:style-name="ce24">
            <text:p>3.1.1.1</text:p>
          </table:table-cell>
          <table:table-cell office:value-type="string" table:style-name="ce25">
            <text:p>Capital Social suscrito o pagado</text:p>
          </table:table-cell>
          <table:table-cell office:value-type="float" office:value="20000" table:style-name="ce22">
            <text:p>20.000</text:p>
          </table:table-cell>
          <table:table-cell office:value-type="float" office:value="0" table:formula="of:=+[.G11]-[.J11]" table:style-name="ce23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4"/>
          <table:table-cell table:style-name="ce26"/>
          <table:table-cell table:style-name="ce19"/>
          <table:table-cell table:style-name="ce20"/>
          <table:table-cell table:number-columns-repeated="2" table:style-name="ce21"/>
          <table:table-cell table:style-name="ce20"/>
          <table:table-cell table:style-name="ce24"/>
          <table:table-cell table:style-name="ce26"/>
          <table:table-cell table:style-name="ce22"/>
          <table:table-cell table:style-name="ce23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7"/>
          <table:table-cell office:value-type="string" table:style-name="ce18">
            <text:p>Reservas</text:p>
          </table:table-cell>
          <table:table-cell table:style-name="ce19"/>
          <table:table-cell table:style-name="ce20"/>
          <table:table-cell table:number-columns-repeated="2" table:style-name="ce21"/>
          <table:table-cell table:style-name="ce20"/>
          <table:table-cell table:style-name="ce27"/>
          <table:table-cell office:value-type="string" table:style-name="ce18">
            <text:p>Reservas</text:p>
          </table:table-cell>
          <table:table-cell table:style-name="ce22"/>
          <table:table-cell table:style-name="ce23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7">
            <text:p>3.1.4.1</text:p>
          </table:table-cell>
          <table:table-cell office:value-type="string" table:style-name="ce25">
            <text:p>Reserva Legal</text:p>
          </table:table-cell>
          <table:table-cell table:style-name="ce19"/>
          <table:table-cell office:value-type="float" office:value="10000" table:style-name="ce20">
            <text:p>10.00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0000" table:formula="of:=[.D14]-[.E14]+[.F14]" table:style-name="ce20">
            <text:p>10.000</text:p>
          </table:table-cell>
          <table:table-cell office:value-type="string" table:style-name="ce27">
            <text:p>3.1.4.1</text:p>
          </table:table-cell>
          <table:table-cell office:value-type="string" table:style-name="ce25">
            <text:p>Reserva Legal</text:p>
          </table:table-cell>
          <table:table-cell office:value-type="float" office:value="10000" table:style-name="ce22">
            <text:p>10.000</text:p>
          </table:table-cell>
          <table:table-cell office:value-type="float" office:value="0" table:formula="of:=+[.G14]-[.J14]" table:style-name="ce23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7">
            <text:p>3.1.4.2</text:p>
          </table:table-cell>
          <table:table-cell office:value-type="string" table:style-name="ce25">
            <text:p>Reserva Facultativa</text:p>
          </table:table-cell>
          <table:table-cell table:style-name="ce19"/>
          <table:table-cell office:value-type="float" office:value="540000" table:style-name="ce20">
            <text:p>540.00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40000" table:formula="of:=[.D15]-[.E15]+[.F15]" table:style-name="ce20">
            <text:p>540.000</text:p>
          </table:table-cell>
          <table:table-cell office:value-type="string" table:style-name="ce27">
            <text:p>3.1.4.2</text:p>
          </table:table-cell>
          <table:table-cell office:value-type="string" table:style-name="ce25">
            <text:p>Reserva Facultativa</text:p>
          </table:table-cell>
          <table:table-cell office:value-type="float" office:value="540000" table:style-name="ce22">
            <text:p>540.000</text:p>
          </table:table-cell>
          <table:table-cell office:value-type="float" office:value="0" table:formula="of:=+[.G15]-[.J15]" table:style-name="ce23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7"/>
          <table:table-cell table:style-name="ce26"/>
          <table:table-cell table:style-name="ce19"/>
          <table:table-cell table:style-name="ce20"/>
          <table:table-cell table:number-columns-repeated="2" table:style-name="ce21"/>
          <table:table-cell table:style-name="ce20"/>
          <table:table-cell table:style-name="ce27"/>
          <table:table-cell table:style-name="ce26"/>
          <table:table-cell table:style-name="ce22"/>
          <table:table-cell table:style-name="ce23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4"/>
          <table:table-cell office:value-type="string" table:style-name="ce18">
            <text:p>Resultados Integrales</text:p>
          </table:table-cell>
          <table:table-cell table:style-name="ce19"/>
          <table:table-cell table:style-name="ce20"/>
          <table:table-cell table:number-columns-repeated="2" table:style-name="ce21"/>
          <table:table-cell table:style-name="ce20"/>
          <table:table-cell table:style-name="ce24"/>
          <table:table-cell office:value-type="string" table:style-name="ce18">
            <text:p>Resultados Integrales</text:p>
          </table:table-cell>
          <table:table-cell table:style-name="ce22"/>
          <table:table-cell table:style-name="ce23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4">
            <text:p>3.1.5.2</text:p>
          </table:table-cell>
          <table:table-cell office:value-type="string" table:style-name="ce28">
            <text:p>Superávit por Revaluacion de Propiedad</text:p>
          </table:table-cell>
          <table:table-cell table:style-name="ce19"/>
          <table:table-cell office:value-type="float" office:value="38680.53" table:style-name="ce20">
            <text:p>38.68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38680.53" table:formula="of:=[.D18]-[.E18]+[.F18]" table:style-name="ce20">
            <text:p>38.681</text:p>
          </table:table-cell>
          <table:table-cell office:value-type="string" table:style-name="ce24">
            <text:p>3.1.5.2</text:p>
          </table:table-cell>
          <table:table-cell office:value-type="string" table:style-name="ce28">
            <text:p>Superávit por Revaluacion de Propiedad</text:p>
          </table:table-cell>
          <table:table-cell office:value-type="float" office:value="38681" table:style-name="ce22">
            <text:p>38.681</text:p>
          </table:table-cell>
          <table:table-cell office:value-type="float" office:value="-0.47000000000116415" table:formula="of:=+[.G18]-[.J18]" table:style-name="ce23">
            <text:p>(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4">
            <text:p>3.1.5.5</text:p>
          </table:table-cell>
          <table:table-cell office:value-type="string" table:style-name="ce28">
            <text:p>Ganancia Actuaria, Jubilación y Desahucio</text:p>
          </table:table-cell>
          <table:table-cell table:style-name="ce19"/>
          <table:table-cell office:value-type="float" office:value="0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D19]-[.E19]+[.F19]" table:style-name="ce20">
            <text:p>0</text:p>
          </table:table-cell>
          <table:table-cell office:value-type="string" table:style-name="ce24">
            <text:p>3.1.5.5</text:p>
          </table:table-cell>
          <table:table-cell office:value-type="string" table:style-name="ce28">
            <text:p>Ganancia Actuaria, Jubilación y Desahucio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+[.G19]-[.J19]" table:style-name="ce23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4"/>
          <table:table-cell table:style-name="ce29"/>
          <table:table-cell table:style-name="ce19"/>
          <table:table-cell table:style-name="ce20"/>
          <table:table-cell table:number-columns-repeated="2" table:style-name="ce21"/>
          <table:table-cell table:style-name="ce20"/>
          <table:table-cell table:style-name="ce24"/>
          <table:table-cell table:style-name="ce29"/>
          <table:table-cell table:style-name="ce22"/>
          <table:table-cell table:style-name="ce23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4"/>
          <table:table-cell office:value-type="string" table:style-name="ce18">
            <text:p>Resultados Acumulados</text:p>
          </table:table-cell>
          <table:table-cell table:style-name="ce30"/>
          <table:table-cell table:number-columns-repeated="3" table:style-name="ce21"/>
          <table:table-cell table:style-name="ce20"/>
          <table:table-cell table:style-name="ce24"/>
          <table:table-cell office:value-type="string" table:style-name="ce18">
            <text:p>Resultados Acumulados</text:p>
          </table:table-cell>
          <table:table-cell table:style-name="ce21"/>
          <table:table-cell table:style-name="ce23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7">
            <text:p>3.1.6.1</text:p>
          </table:table-cell>
          <table:table-cell office:value-type="string" table:style-name="ce25">
            <text:p>Resultados Acumulados</text:p>
          </table:table-cell>
          <table:table-cell table:style-name="ce30"/>
          <table:table-cell office:value-type="float" office:value="-123695.42" table:style-name="ce21">
            <text:p>-123.695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-123695.42" table:formula="of:=[.D22]-[.E22]+[.F22]" table:style-name="ce20">
            <text:p>-123.695</text:p>
          </table:table-cell>
          <table:table-cell office:value-type="string" table:style-name="ce27">
            <text:p>3.1.6.1</text:p>
          </table:table-cell>
          <table:table-cell office:value-type="string" table:style-name="ce25">
            <text:p>Resultados Acumulados</text:p>
          </table:table-cell>
          <table:table-cell office:value-type="float" office:value="-118511" table:style-name="ce21">
            <text:p>-118.511</text:p>
          </table:table-cell>
          <table:table-cell office:value-type="float" office:value="-5184.4199999999983" table:formula="of:=+[.G22]-[.J22]" table:style-name="ce23">
            <text:p>(5.184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7">
            <text:p>3.1.6.2</text:p>
          </table:table-cell>
          <table:table-cell office:value-type="string" table:style-name="ce31">
            <text:p>Otros Resultados Integrales</text:p>
          </table:table-cell>
          <table:table-cell table:style-name="ce30"/>
          <table:table-cell office:value-type="float" office:value="-72365.2" table:style-name="ce21">
            <text:p>-72.365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-72365.2" table:formula="of:=[.D23]-[.E23]+[.F23]" table:style-name="ce20">
            <text:p>-72.365</text:p>
          </table:table-cell>
          <table:table-cell office:value-type="string" table:style-name="ce27">
            <text:p>3.1.6.2</text:p>
          </table:table-cell>
          <table:table-cell office:value-type="string" table:style-name="ce31">
            <text:p>Otros Resultados Integrales</text:p>
          </table:table-cell>
          <table:table-cell office:value-type="float" office:value="-72365" table:style-name="ce21">
            <text:p>-72.365</text:p>
          </table:table-cell>
          <table:table-cell office:value-type="float" office:value="-0.19999999999708962" table:formula="of:=+[.G23]-[.J23]" table:style-name="ce23">
            <text:p>(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32"/>
          <table:table-cell table:style-name="ce33"/>
          <table:table-cell table:style-name="ce30"/>
          <table:table-cell table:number-columns-repeated="3" table:style-name="ce21"/>
          <table:table-cell table:style-name="ce20"/>
          <table:table-cell table:style-name="ce32"/>
          <table:table-cell table:style-name="ce33"/>
          <table:table-cell table:style-name="ce21"/>
          <table:table-cell table:style-name="ce23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7"/>
          <table:table-cell office:value-type="string" table:style-name="ce18">
            <text:p>Resultados del Ejercicio</text:p>
          </table:table-cell>
          <table:table-cell table:style-name="ce30"/>
          <table:table-cell table:number-columns-repeated="3" table:style-name="ce21"/>
          <table:table-cell table:style-name="ce20"/>
          <table:table-cell table:style-name="ce27"/>
          <table:table-cell office:value-type="string" table:style-name="ce18">
            <text:p>Resultados del Ejercicio</text:p>
          </table:table-cell>
          <table:table-cell table:style-name="ce21"/>
          <table:table-cell table:style-name="ce23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7">
            <text:p>3.1.7.1</text:p>
          </table:table-cell>
          <table:table-cell office:value-type="string" table:style-name="ce25">
            <text:p>Resultados del Ejercicio</text:p>
          </table:table-cell>
          <table:table-cell table:style-name="ce30"/>
          <table:table-cell office:value-type="float" office:value="-139490.56200000001" table:style-name="ce21">
            <text:p>-139.491</text:p>
          </table:table-cell>
          <table:table-cell office:value-type="float" office:value="33696.46" table:style-name="ce34">
            <text:p>33.696</text:p>
          </table:table-cell>
          <table:table-cell office:value-type="float" office:value="0" table:style-name="ce21">
            <text:p>0</text:p>
          </table:table-cell>
          <table:table-cell office:value-type="float" office:value="-173187.022" table:formula="of:=[.D26]-[.E26]+[.F26]" table:style-name="ce20">
            <text:p>-173.187</text:p>
          </table:table-cell>
          <table:table-cell office:value-type="string" table:style-name="ce27">
            <text:p>3.1.7.1</text:p>
          </table:table-cell>
          <table:table-cell office:value-type="string" table:style-name="ce25">
            <text:p>Resultados del Ejercicio</text:p>
          </table:table-cell>
          <table:table-cell office:value-type="float" office:value="-5184" table:style-name="ce21">
            <text:p>-5.184</text:p>
          </table:table-cell>
          <table:table-cell office:value-type="float" office:value="-168003.022" table:formula="of:=+[.G26]-[.J26]" table:style-name="ce23">
            <text:p>(168.00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35"/>
          <table:table-cell table:style-name="ce36"/>
          <table:table-cell table:style-name="ce37"/>
          <table:table-cell table:number-columns-repeated="4" table:style-name="ce38"/>
          <table:table-cell table:style-name="ce35"/>
          <table:table-cell table:style-name="ce36"/>
          <table:table-cell table:style-name="ce38"/>
          <table:table-cell table:style-name="ce23"/>
          <table:table-cell table:number-columns-repeated="50" table:style-name="ce4"/>
          <table:table-cell table:number-columns-repeated="16323"/>
        </table:table-row>
        <table:table-row table:style-name="ro4">
          <table:table-cell table:style-name="ce39"/>
          <table:table-cell office:value-type="string" table:style-name="ce40">
            <text:p>Total</text:p>
          </table:table-cell>
          <table:table-cell table:style-name="ce40"/>
          <table:table-cell office:value-type="float" office:value="273129.348" table:formula="of:=SUM([.D9:.D27])" table:style-name="ce41">
            <text:p>273.129</text:p>
          </table:table-cell>
          <table:table-cell office:value-type="float" office:value="33696.46" table:formula="of:=SUM([.E9:.E27])" table:style-name="ce41">
            <text:p>33.696</text:p>
          </table:table-cell>
          <table:table-cell office:value-type="float" office:value="0" table:formula="of:=SUM([.F9:.F27])" table:style-name="ce41">
            <text:p>0</text:p>
          </table:table-cell>
          <table:table-cell office:value-type="float" office:value="239432.88800000004" table:formula="of:=SUM([.G9:.G27])" table:style-name="ce41">
            <text:p>239.433</text:p>
          </table:table-cell>
          <table:table-cell table:number-columns-repeated="2" table:style-name="ce41"/>
          <table:table-cell office:value-type="float" office:value="412621" table:formula="of:=SUM([.J9:.J27])" table:style-name="ce41">
            <text:p>412.621</text:p>
          </table:table-cell>
          <table:table-cell office:value-type="float" office:value="-173188.11199999999" table:formula="of:=SUM([.K9:.K27])" table:style-name="ce42">
            <text:p>(173.188)</text:p>
          </table:table-cell>
          <table:table-cell table:number-columns-repeated="16373" table:style-name="ce43"/>
        </table:table-row>
        <table:table-row table:style-name="ro5">
          <table:table-cell table:number-columns-repeated="16384"/>
        </table:table-row>
        <table:table-row table:style-name="ro2">
          <table:table-cell table:style-name="ce5"/>
          <table:table-cell table:number-columns-repeated="2" table:style-name="ce44"/>
          <table:table-cell office:value-type="string" table:style-name="ce45">
            <text:p>Saldo al</text:p>
          </table:table-cell>
          <table:table-cell office:value-type="string" table:style-name="ce46">
            <text:p>Saldo al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47">
            <text:p>Nota a los estados financieros:</text:p>
          </table:table-cell>
          <table:table-cell table:style-name="ce47"/>
          <table:table-cell office:value-type="date" office:date-value="2021-12-31T00:00:00" table:style-name="ce48">
            <text:p>31/12/2021</text:p>
          </table:table-cell>
          <table:table-cell office:value-type="date" office:date-value="2020-12-31T00:00:00" table:style-name="ce49">
            <text:p>31/12/202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table:number-columns-repeated="2" table:style-name="ce50"/>
          <table:table-cell table:style-name="ce51"/>
          <table:table-cell table:style-name="ce52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3">
            <text:p>Capital Social</text:p>
          </table:table-cell>
          <table:table-cell table:style-name="ce53"/>
          <table:table-cell office:value-type="float" office:value="20000" table:formula="of:=+[.G11]" table:style-name="ce54">
            <text:p>20.000</text:p>
          </table:table-cell>
          <table:table-cell office:value-type="float" office:value="20000" table:formula="of:=+[.J11]" table:style-name="ce54">
            <text:p>20.00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3">
            <text:p>Reserva Legal</text:p>
          </table:table-cell>
          <table:table-cell table:style-name="ce53"/>
          <table:table-cell office:value-type="float" office:value="550000" table:formula="of:=SUM([.G13:.G16])" table:style-name="ce54">
            <text:p>550.000</text:p>
          </table:table-cell>
          <table:table-cell office:value-type="float" office:value="550000" table:formula="of:=SUM([.J13:.J16])" table:style-name="ce54">
            <text:p>550.00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3">
            <text:p>Otros resultados Integrales</text:p>
          </table:table-cell>
          <table:table-cell table:style-name="ce53"/>
          <table:table-cell office:value-type="float" office:value="38680.53" table:formula="of:=SUM([.G17:.G20])" table:style-name="ce54">
            <text:p>38.681</text:p>
          </table:table-cell>
          <table:table-cell office:value-type="float" office:value="38681" table:formula="of:=SUM([.J17:.J20])" table:style-name="ce54">
            <text:p>38.681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5">
            <text:p>Sub Total</text:p>
          </table:table-cell>
          <table:table-cell table:style-name="ce53"/>
          <table:table-cell office:value-type="float" office:value="608680.53" table:formula="of:=SUM([.D33:.D35])" table:style-name="ce56">
            <text:p>608.681</text:p>
          </table:table-cell>
          <table:table-cell office:value-type="float" office:value="608681" table:formula="of:=SUM([.E33:.E35])" table:style-name="ce56">
            <text:p>608.681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table:number-columns-repeated="2" table:style-name="ce53"/>
          <table:table-cell table:number-columns-repeated="2" table:style-name="ce54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5">
            <text:p>Déficit Acumulado</text:p>
          </table:table-cell>
          <table:table-cell table:style-name="ce53"/>
          <table:table-cell table:number-columns-repeated="2" table:style-name="ce54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7">
            <text:p>Perdidas Acumuladas</text:p>
          </table:table-cell>
          <table:table-cell table:style-name="ce53"/>
          <table:table-cell office:value-type="float" office:value="-196060.62" table:formula="of:=SUM([.G21:.G23])" table:style-name="ce54">
            <text:p>-196.061</text:p>
          </table:table-cell>
          <table:table-cell office:value-type="float" office:value="-190876" table:formula="of:=SUM([.J21:.J23])" table:style-name="ce54">
            <text:p>-190.876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7">
            <text:p>Reserva para Aplicación de NIIF</text:p>
          </table:table-cell>
          <table:table-cell table:style-name="ce53"/>
          <table:table-cell office:value-type="float" office:value="0" table:style-name="ce54">
            <text:p>0</text:p>
          </table:table-cell>
          <table:table-cell office:value-type="float" office:value="0" table:style-name="ce54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5">
            <text:p>Sub Total</text:p>
          </table:table-cell>
          <table:table-cell table:style-name="ce53"/>
          <table:table-cell office:value-type="float" office:value="-196060.62" table:formula="of:=SUM([.D39:.D40])" table:style-name="ce56">
            <text:p>-196.061</text:p>
          </table:table-cell>
          <table:table-cell office:value-type="float" office:value="-190876" table:formula="of:=SUM([.E39:.E40])" table:style-name="ce56">
            <text:p>-190.876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table:style-name="ce57"/>
          <table:table-cell table:style-name="ce53"/>
          <table:table-cell table:number-columns-repeated="2" table:style-name="ce54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3">
            <text:p>Utilidades del Periodo</text:p>
          </table:table-cell>
          <table:table-cell table:style-name="ce53"/>
          <table:table-cell office:value-type="float" office:value="-173187.022" table:formula="of:=[.G26]" table:style-name="ce54">
            <text:p>-173.187</text:p>
          </table:table-cell>
          <table:table-cell office:value-type="float" office:value="-5184" table:formula="of:=[.J26]" table:style-name="ce54">
            <text:p>-5.184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table:number-columns-repeated="2" table:style-name="ce53"/>
          <table:table-cell table:number-columns-repeated="2" table:style-name="ce58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9">
            <text:p>Total</text:p>
          </table:table-cell>
          <table:table-cell table:style-name="ce60"/>
          <table:table-cell office:value-type="float" office:value="239432.88800000004" table:formula="of:=[.D36]+[.D41]+[.D43]" table:style-name="ce41">
            <text:p>239.433</text:p>
          </table:table-cell>
          <table:table-cell office:value-type="float" office:value="412621" table:formula="of:=[.E36]+[.E41]+[.E43]" table:style-name="ce41">
            <text:p>412.621</text:p>
          </table:table-cell>
          <table:table-cell table:number-columns-repeated="1019" table:style-name="ce5"/>
          <table:table-cell table:number-columns-repeated="15360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61">
            <text:p>Fuente:</text:p>
          </table:table-cell>
          <table:table-cell table:number-columns-repeated="9" table:style-name="ce62"/>
          <table:table-cell table:style-name="ce63"/>
          <table:table-cell table:number-columns-repeated="16373"/>
        </table:table-row>
        <table:table-row table:style-name="ro2">
          <table:table-cell office:value-type="string" table:style-name="ce64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65"/>
          <table:table-cell table:number-columns-repeated="16373"/>
        </table:table-row>
        <table:table-row table:style-name="ro2">
          <table:table-cell office:value-type="string" table:style-name="ce64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65"/>
          <table:table-cell table:number-columns-repeated="16373"/>
        </table:table-row>
        <table:table-row table:style-name="ro2">
          <table:table-cell table:style-name="ce64"/>
          <table:table-cell table:number-columns-repeated="9" table:style-name="ce5"/>
          <table:table-cell table:style-name="ce65"/>
          <table:table-cell table:number-columns-repeated="16373"/>
        </table:table-row>
        <table:table-row table:style-name="ro2">
          <table:table-cell office:value-type="string" table:style-name="ce66">
            <text:p>Trabajo realizado:</text:p>
          </table:table-cell>
          <table:table-cell table:number-columns-repeated="9" table:style-name="ce5"/>
          <table:table-cell table:style-name="ce65"/>
          <table:table-cell table:number-columns-repeated="16373"/>
        </table:table-row>
        <table:table-row table:number-rows-repeated="3" table:style-name="ro2">
          <table:table-cell table:style-name="ce64"/>
          <table:table-cell table:number-columns-repeated="9" table:style-name="ce5"/>
          <table:table-cell table:style-name="ce65"/>
          <table:table-cell table:number-columns-repeated="16373"/>
        </table:table-row>
        <table:table-row table:style-name="ro2">
          <table:table-cell office:value-type="string" table:style-name="ce66">
            <text:p>Conclusiones:</text:p>
          </table:table-cell>
          <table:table-cell table:number-columns-repeated="9" table:style-name="ce5"/>
          <table:table-cell table:style-name="ce65"/>
          <table:table-cell table:number-columns-repeated="16373"/>
        </table:table-row>
        <table:table-row table:number-rows-repeated="3" table:style-name="ro2">
          <table:table-cell table:number-columns-repeated="10" table:style-name="ce5"/>
          <table:table-cell table:style-name="ce65"/>
          <table:table-cell table:number-columns-repeated="16373"/>
        </table:table-row>
        <table:table-row table:number-rows-repeated="1048518" table:style-name="ro5">
          <table:table-cell table:number-columns-repeated="16384"/>
        </table:table-row>
      </table:table>
      <table:table table:name="Movimientos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row table:style-name="ro2">
          <table:table-cell office:value-type="string" table:style-name="ce89">
            <text:p>VISACOM S.A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9">
            <text:p>AUDITORIA DE PATRIMONIO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9">
            <text:p>AL 31 DE DICIEMBRE DEL 202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9">
            <text:p>(us$ dolares)</text:p>
          </table:table-cell>
          <table:table-cell table:number-columns-repeated="16383" table:style-name="ce1"/>
        </table:table-row>
        <table:table-row table:style-name="ro2">
          <table:table-cell table:number-columns-repeated="2" table:style-name="ce1"/>
          <table:table-cell office:value-type="string" table:style-name="ce80">
            <text:p>Capital social</text:p>
          </table:table-cell>
          <table:table-cell office:value-type="string" table:style-name="ce80">
            <text:p>Reserva legal</text:p>
          </table:table-cell>
          <table:table-cell office:value-type="string" table:style-name="ce80">
            <text:p>Reserva Facult</text:p>
          </table:table-cell>
          <table:table-cell office:value-type="string" table:style-name="ce80">
            <text:p>Superavit Rev.</text:p>
          </table:table-cell>
          <table:table-cell office:value-type="string" table:style-name="ce80">
            <text:p>Utilid.acumu</text:p>
          </table:table-cell>
          <table:table-cell office:value-type="string" table:style-name="ce80">
            <text:p>Perd.acumul</text:p>
          </table:table-cell>
          <table:table-cell office:value-type="string" table:style-name="ce81">
            <text:p>Utilid.ejercic.</text:p>
          </table:table-cell>
          <table:table-cell office:value-type="string" table:style-name="ce81">
            <text:p>total</text:p>
          </table:table-cell>
          <table:table-cell table:number-columns-repeated="16374" table:style-name="ce1"/>
        </table:table-row>
        <table:table-row table:style-name="ro2">
          <table:table-cell table:number-columns-repeated="2" table:style-name="ce1"/>
          <table:table-cell table:number-columns-repeated="7" table:style-name="ce79"/>
          <table:table-cell table:style-name="ce82"/>
          <table:table-cell table:number-columns-repeated="16374" table:style-name="ce1"/>
        </table:table-row>
        <table:table-row table:style-name="ro2" table:visibility="collapse">
          <table:table-cell office:value-type="string" table:style-name="ce79">
            <text:p>Saldos al 31 de diciembre del 2007</text:p>
          </table:table-cell>
          <table:table-cell table:style-name="ce1"/>
          <table:table-cell office:value-type="float" office:value="800" table:style-name="ce83">
            <text:p>800,00</text:p>
          </table:table-cell>
          <table:table-cell office:value-type="float" office:value="3178.23" table:style-name="ce83">
            <text:p>3.178,23</text:p>
          </table:table-cell>
          <table:table-cell table:number-columns-repeated="2" table:style-name="ce83"/>
          <table:table-cell office:value-type="float" office:value="28604.06" table:style-name="ce83">
            <text:p>28.604,06</text:p>
          </table:table-cell>
          <table:table-cell office:value-type="float" office:value="-169.11" table:style-name="ce83">
            <text:p>-169,11</text:p>
          </table:table-cell>
          <table:table-cell office:value-type="float" office:value="16373.79" table:style-name="ce83">
            <text:p>16.373,79</text:p>
          </table:table-cell>
          <table:table-cell office:value-type="float" office:value="48786.97" table:formula="of:=SUM([.C7:.I7])" table:style-name="ce83">
            <text:p>48.786,97</text:p>
          </table:table-cell>
          <table:table-cell table:style-name="ce78"/>
          <table:table-cell table:number-columns-repeated="16373"/>
        </table:table-row>
        <table:table-row table:style-name="ro2" table:visibility="collapse">
          <table:table-cell office:value-type="string" table:style-name="ce79">
            <text:p>Apropiacion para Reserva legal</text:p>
          </table:table-cell>
          <table:table-cell table:style-name="ce1"/>
          <table:table-cell table:style-name="ce83"/>
          <table:table-cell office:value-type="float" office:value="1637.38" table:style-name="ce83">
            <text:p>1.637,38</text:p>
          </table:table-cell>
          <table:table-cell table:number-columns-repeated="4" table:style-name="ce83"/>
          <table:table-cell office:value-type="float" office:value="-1637.38" table:style-name="ce83">
            <text:p>-1.637,38</text:p>
          </table:table-cell>
          <table:table-cell office:value-type="float" office:value="0" table:formula="of:=SUM([.C8:.I8])" table:style-name="ce83">
            <text:p>0,00</text:p>
          </table:table-cell>
          <table:table-cell table:style-name="ce78"/>
          <table:table-cell table:number-columns-repeated="16373"/>
        </table:table-row>
        <table:table-row table:style-name="ro2" table:visibility="collapse">
          <table:table-cell office:value-type="string" table:style-name="ce79">
            <text:p>Transferencias a utilidades acumuladas</text:p>
          </table:table-cell>
          <table:table-cell table:style-name="ce1"/>
          <table:table-cell table:number-columns-repeated="4" table:style-name="ce83"/>
          <table:table-cell office:value-type="float" office:value="14736.41" table:style-name="ce83">
            <text:p>14.736,41</text:p>
          </table:table-cell>
          <table:table-cell table:style-name="ce83"/>
          <table:table-cell office:value-type="float" office:value="-14736.41" table:style-name="ce83">
            <text:p>-14.736,41</text:p>
          </table:table-cell>
          <table:table-cell office:value-type="float" office:value="0" table:formula="of:=SUM([.C9:.I9])" table:style-name="ce83">
            <text:p>0,00</text:p>
          </table:table-cell>
          <table:table-cell table:style-name="ce78"/>
          <table:table-cell table:number-columns-repeated="16373"/>
        </table:table-row>
        <table:table-row table:style-name="ro2" table:visibility="collapse">
          <table:table-cell office:value-type="string" table:style-name="ce79">
            <text:p>Utilidad del presente ejercicio</text:p>
          </table:table-cell>
          <table:table-cell table:style-name="ce1"/>
          <table:table-cell table:number-columns-repeated="6" table:style-name="ce84"/>
          <table:table-cell office:value-type="float" office:value="39570.26" table:style-name="ce84">
            <text:p>39.570,26</text:p>
          </table:table-cell>
          <table:table-cell office:value-type="float" office:value="39570.26" table:formula="of:=SUM([.C10:.I10])" table:style-name="ce84">
            <text:p>39.570,26</text:p>
          </table:table-cell>
          <table:table-cell table:style-name="ce78"/>
          <table:table-cell table:number-columns-repeated="16373"/>
        </table:table-row>
        <table:table-row table:style-name="ro2" table:visibility="collapse">
          <table:table-cell table:number-columns-repeated="2" table:style-name="ce1"/>
          <table:table-cell table:number-columns-repeated="8" table:style-name="ce83"/>
          <table:table-cell table:style-name="ce78"/>
          <table:table-cell table:number-columns-repeated="16373"/>
        </table:table-row>
        <table:table-row table:style-name="ro2" table:visibility="collapse">
          <table:table-cell office:value-type="string" table:style-name="ce79">
            <text:p>Saldos al 31 de diciembre del 2008</text:p>
          </table:table-cell>
          <table:table-cell table:style-name="ce1"/>
          <table:table-cell office:value-type="float" office:value="800" table:formula="of:=SUM([.C7:.C10])" table:style-name="ce83">
            <text:p>800,00</text:p>
          </table:table-cell>
          <table:table-cell office:value-type="float" office:value="4815.6100000000006" table:formula="of:=SUM([.D7:.D10])" table:style-name="ce83">
            <text:p>4.815,61</text:p>
          </table:table-cell>
          <table:table-cell table:number-columns-repeated="2" table:style-name="ce83"/>
          <table:table-cell office:value-type="float" office:value="43340.47" table:formula="of:=SUM([.G7:.G10])" table:style-name="ce83">
            <text:p>43.340,47</text:p>
          </table:table-cell>
          <table:table-cell office:value-type="float" office:value="-169.11" table:formula="of:=SUM([.H7:.H10])" table:style-name="ce83">
            <text:p>-169,11</text:p>
          </table:table-cell>
          <table:table-cell office:value-type="float" office:value="39570.26" table:formula="of:=SUM([.I7:.I10])" table:style-name="ce83">
            <text:p>39.570,26</text:p>
          </table:table-cell>
          <table:table-cell office:value-type="float" office:value="88357.23000000001" table:formula="of:=SUM([.J7:.J10])" table:style-name="ce83">
            <text:p>88.357,23</text:p>
          </table:table-cell>
          <table:table-cell table:style-name="ce78"/>
          <table:table-cell table:number-columns-repeated="16373"/>
        </table:table-row>
        <table:table-row table:style-name="ro2" table:visibility="collapse">
          <table:table-cell office:value-type="string" table:style-name="ce79">
            <text:p>Transferencias a utilidades acumuladas</text:p>
          </table:table-cell>
          <table:table-cell table:style-name="ce1"/>
          <table:table-cell table:number-columns-repeated="4" table:style-name="ce83"/>
          <table:table-cell office:value-type="float" office:value="39570.26" table:style-name="ce83">
            <text:p>39.570,26</text:p>
          </table:table-cell>
          <table:table-cell table:style-name="ce83"/>
          <table:table-cell office:value-type="float" office:value="-39570.26" table:style-name="ce83">
            <text:p>-39.570,26</text:p>
          </table:table-cell>
          <table:table-cell office:value-type="float" office:value="0" table:formula="of:=SUM([.C13:.I13])" table:style-name="ce83">
            <text:p>0,00</text:p>
          </table:table-cell>
          <table:table-cell table:style-name="ce78"/>
          <table:table-cell table:number-columns-repeated="16373"/>
        </table:table-row>
        <table:table-row table:style-name="ro2" table:visibility="collapse">
          <table:table-cell office:value-type="string" table:style-name="ce79">
            <text:p>Utilidad(perdida) del presente ejercicio</text:p>
          </table:table-cell>
          <table:table-cell table:style-name="ce1"/>
          <table:table-cell table:number-columns-repeated="6" table:style-name="ce84"/>
          <table:table-cell office:value-type="float" office:value="-21098.99" table:style-name="ce84">
            <text:p>-21.098,99</text:p>
          </table:table-cell>
          <table:table-cell office:value-type="float" office:value="-21098.99" table:formula="of:=SUM([.C14:.I14])" table:style-name="ce84">
            <text:p>-21.098,99</text:p>
          </table:table-cell>
          <table:table-cell table:style-name="ce78"/>
          <table:table-cell table:number-columns-repeated="16373"/>
        </table:table-row>
        <table:table-row table:style-name="ro2" table:visibility="collapse">
          <table:table-cell table:number-columns-repeated="2" table:style-name="ce1"/>
          <table:table-cell table:number-columns-repeated="8" table:style-name="ce83"/>
          <table:table-cell table:style-name="ce78"/>
          <table:table-cell table:number-columns-repeated="16373"/>
        </table:table-row>
        <table:table-row table:style-name="ro2" table:visibility="collapse">
          <table:table-cell office:value-type="string" table:style-name="ce79">
            <text:p>Saldos al 31 de diciembre del 2009</text:p>
          </table:table-cell>
          <table:table-cell table:style-name="ce1"/>
          <table:table-cell office:value-type="float" office:value="800" table:formula="of:=SUM([.C12:.C14])" table:style-name="ce83">
            <text:p>800,00</text:p>
          </table:table-cell>
          <table:table-cell office:value-type="float" office:value="4815.6100000000006" table:formula="of:=SUM([.D12:.D14])" table:style-name="ce83">
            <text:p>4.815,61</text:p>
          </table:table-cell>
          <table:table-cell table:number-columns-repeated="2" table:style-name="ce83"/>
          <table:table-cell office:value-type="float" office:value="82910.73000000001" table:formula="of:=SUM([.G12:.G14])" table:style-name="ce83">
            <text:p>82.910,73</text:p>
          </table:table-cell>
          <table:table-cell office:value-type="float" office:value="-169.11" table:formula="of:=SUM([.H12:.H14])" table:style-name="ce83">
            <text:p>-169,11</text:p>
          </table:table-cell>
          <table:table-cell office:value-type="float" office:value="-21098.99" table:formula="of:=SUM([.I12:.I14])" table:style-name="ce83">
            <text:p>-21.098,99</text:p>
          </table:table-cell>
          <table:table-cell office:value-type="float" office:value="67258.240000000005" table:formula="of:=SUM([.J12:.J14])" table:style-name="ce83">
            <text:p>67.258,24</text:p>
          </table:table-cell>
          <table:table-cell table:style-name="ce78"/>
          <table:table-cell table:number-columns-repeated="16373"/>
        </table:table-row>
        <table:table-row table:style-name="ro2" table:visibility="collapse">
          <table:table-cell office:value-type="string" table:style-name="ce79">
            <text:p>Transferencias a utilidades acumuladas</text:p>
          </table:table-cell>
          <table:table-cell table:style-name="ce1"/>
          <table:table-cell table:number-columns-repeated="4" table:style-name="ce83"/>
          <table:table-cell office:value-type="float" office:value="0.11" table:style-name="ce83">
            <text:p>0,11</text:p>
          </table:table-cell>
          <table:table-cell office:value-type="float" office:value="-21098.99" table:style-name="ce83">
            <text:p>-21.098,99</text:p>
          </table:table-cell>
          <table:table-cell office:value-type="float" office:value="21098.99" table:style-name="ce83">
            <text:p>21.098,99</text:p>
          </table:table-cell>
          <table:table-cell office:value-type="float" office:value="0.11000000000058208" table:formula="of:=SUM([.C17:.I17])" table:style-name="ce83">
            <text:p>0,11</text:p>
          </table:table-cell>
          <table:table-cell table:style-name="ce78"/>
          <table:table-cell table:number-columns-repeated="16373"/>
        </table:table-row>
        <table:table-row table:style-name="ro2" table:visibility="collapse">
          <table:table-cell office:value-type="string" table:style-name="ce79">
            <text:p>Utilidad del presente ejercicio</text:p>
          </table:table-cell>
          <table:table-cell table:style-name="ce1"/>
          <table:table-cell table:number-columns-repeated="6" table:style-name="ce84"/>
          <table:table-cell office:value-type="float" office:value="30446.68" table:style-name="ce84">
            <text:p>30.446,68</text:p>
          </table:table-cell>
          <table:table-cell office:value-type="float" office:value="30446.68" table:formula="of:=SUM([.C18:.I18])" table:style-name="ce84">
            <text:p>30.446,68</text:p>
          </table:table-cell>
          <table:table-cell table:style-name="ce78"/>
          <table:table-cell table:number-columns-repeated="16373"/>
        </table:table-row>
        <table:table-row table:style-name="ro2" table:visibility="collapse">
          <table:table-cell table:number-columns-repeated="2" table:style-name="ce1"/>
          <table:table-cell table:number-columns-repeated="8" table:style-name="ce83"/>
          <table:table-cell table:style-name="ce78"/>
          <table:table-cell table:number-columns-repeated="16373"/>
        </table:table-row>
        <table:table-row table:style-name="ro2" table:visibility="collapse">
          <table:table-cell office:value-type="string" table:style-name="ce79">
            <text:p>Saldos al 31 de Diciembre del 2010</text:p>
          </table:table-cell>
          <table:table-cell table:style-name="ce1"/>
          <table:table-cell office:value-type="float" office:value="800" table:formula="of:=SUM([.C16:.C18])" table:style-name="ce83">
            <text:p>800,00</text:p>
          </table:table-cell>
          <table:table-cell office:value-type="float" office:value="4815.6100000000006" table:formula="of:=SUM([.D16:.D18])" table:style-name="ce83">
            <text:p>4.815,61</text:p>
          </table:table-cell>
          <table:table-cell table:number-columns-repeated="2" table:style-name="ce83"/>
          <table:table-cell office:value-type="float" office:value="82910.840000000011" table:formula="of:=SUM([.G16:.G18])" table:style-name="ce83">
            <text:p>82.910,84</text:p>
          </table:table-cell>
          <table:table-cell office:value-type="float" office:value="-21268.100000000002" table:formula="of:=SUM([.H16:.H18])" table:style-name="ce83">
            <text:p>-21.268,10</text:p>
          </table:table-cell>
          <table:table-cell office:value-type="float" office:value="30446.68" table:formula="of:=SUM([.I16:.I18])" table:style-name="ce83">
            <text:p>30.446,68</text:p>
          </table:table-cell>
          <table:table-cell office:value-type="float" office:value="97705.03" table:formula="of:=SUM([.J16:.J18])" table:style-name="ce83">
            <text:p>97.705,03</text:p>
          </table:table-cell>
          <table:table-cell office:value-type="string" table:style-name="ce83">
            <text:p><text:s/>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79">
            <text:p>Transferencias a utilidades acumuladas</text:p>
          </table:table-cell>
          <table:table-cell table:style-name="ce1"/>
          <table:table-cell table:number-columns-repeated="4" table:style-name="ce83"/>
          <table:table-cell office:value-type="float" office:value="30446.68" table:style-name="ce83">
            <text:p>30.446,68</text:p>
          </table:table-cell>
          <table:table-cell office:value-type="string" table:style-name="ce83">
            <text:p><text:s/></text:p>
          </table:table-cell>
          <table:table-cell office:value-type="float" office:value="-30446.68" table:style-name="ce83">
            <text:p>-30.446,68</text:p>
          </table:table-cell>
          <table:table-cell office:value-type="float" office:value="0" table:formula="of:=SUM([.C21:.I21])" table:style-name="ce83">
            <text:p>0,00</text:p>
          </table:table-cell>
          <table:table-cell table:style-name="ce78"/>
          <table:table-cell table:number-columns-repeated="16373"/>
        </table:table-row>
        <table:table-row table:style-name="ro2" table:visibility="collapse">
          <table:table-cell office:value-type="string" table:style-name="ce79">
            <text:p>Utilidad del presente ejercicio</text:p>
          </table:table-cell>
          <table:table-cell table:style-name="ce1"/>
          <table:table-cell table:number-columns-repeated="6" table:style-name="ce84"/>
          <table:table-cell office:value-type="float" office:value="85583.94" table:style-name="ce84">
            <text:p>85.583,94</text:p>
          </table:table-cell>
          <table:table-cell office:value-type="float" office:value="85583.94" table:formula="of:=SUM([.C22:.I22])" table:style-name="ce84">
            <text:p>85.583,94</text:p>
          </table:table-cell>
          <table:table-cell table:style-name="ce78"/>
          <table:table-cell table:number-columns-repeated="16373"/>
        </table:table-row>
        <table:table-row table:style-name="ro2" table:visibility="collapse">
          <table:table-cell table:number-columns-repeated="2" table:style-name="ce1"/>
          <table:table-cell table:number-columns-repeated="8" table:style-name="ce83"/>
          <table:table-cell table:number-columns-repeated="16374" table:style-name="ce1"/>
        </table:table-row>
        <table:table-row table:style-name="ro2" table:visibility="collapse">
          <table:table-cell office:value-type="string" table:style-name="ce79">
            <text:p>Saldos al 31 de Diciembre del 2011</text:p>
          </table:table-cell>
          <table:table-cell table:style-name="ce1"/>
          <table:table-cell office:value-type="float" office:value="800" table:formula="of:=SUM([.C20:.C22])" table:style-name="ce84">
            <text:p>800,00</text:p>
          </table:table-cell>
          <table:table-cell office:value-type="float" office:value="4815.6100000000006" table:formula="of:=SUM([.D20:.D22])" table:style-name="ce84">
            <text:p>4.815,61</text:p>
          </table:table-cell>
          <table:table-cell table:number-columns-repeated="2" table:style-name="ce84"/>
          <table:table-cell office:value-type="float" office:value="113357.52000000002" table:formula="of:=SUM([.G20:.G22])" table:style-name="ce84">
            <text:p>113.357,52</text:p>
          </table:table-cell>
          <table:table-cell office:value-type="float" office:value="-21268.100000000002" table:formula="of:=SUM([.H20:.H22])" table:style-name="ce84">
            <text:p>-21.268,10</text:p>
          </table:table-cell>
          <table:table-cell office:value-type="float" office:value="85583.94" table:formula="of:=SUM([.I20:.I22])" table:style-name="ce84">
            <text:p>85.583,94</text:p>
          </table:table-cell>
          <table:table-cell office:value-type="float" office:value="183288.97" table:formula="of:=SUM([.J20:.J22])" table:style-name="ce84">
            <text:p>183.288,97</text:p>
          </table:table-cell>
          <table:table-cell table:number-columns-repeated="16374" table:style-name="ce1"/>
        </table:table-row>
        <table:table-row table:style-name="ro2" table:visibility="collapse">
          <table:table-cell table:number-columns-repeated="16384" table:style-name="ce1"/>
        </table:table-row>
        <table:table-row table:style-name="ro2" table:visibility="collapse">
          <table:table-cell office:value-type="string" table:style-name="ce79">
            <text:p>Pago de salario digno a empleados</text:p>
          </table:table-cell>
          <table:table-cell table:number-columns-repeated="5" table:style-name="ce1"/>
          <table:table-cell office:value-type="float" office:value="-786.17" table:style-name="ce83">
            <text:p>-786,17</text:p>
          </table:table-cell>
          <table:table-cell table:number-columns-repeated="2" table:style-name="ce83"/>
          <table:table-cell office:value-type="float" office:value="-786.17" table:formula="of:=SUM([.C26:.I26])" table:style-name="ce83">
            <text:p>-786,17</text:p>
          </table:table-cell>
          <table:table-cell table:number-columns-repeated="16374" table:style-name="ce1"/>
        </table:table-row>
        <table:table-row table:style-name="ro2" table:visibility="collapse">
          <table:table-cell office:value-type="string" table:style-name="ce79">
            <text:p>Transferencias a utilidades acumuladas</text:p>
          </table:table-cell>
          <table:table-cell table:number-columns-repeated="5" table:style-name="ce1"/>
          <table:table-cell office:value-type="float" office:value="85583.94" table:style-name="ce83">
            <text:p>85.583,94</text:p>
          </table:table-cell>
          <table:table-cell table:style-name="ce83"/>
          <table:table-cell office:value-type="float" office:value="-85583.94" table:style-name="ce83">
            <text:p>-85.583,94</text:p>
          </table:table-cell>
          <table:table-cell office:value-type="float" office:value="0" table:formula="of:=SUM([.C27:.I27])" table:style-name="ce83">
            <text:p>0,00</text:p>
          </table:table-cell>
          <table:table-cell table:number-columns-repeated="16374" table:style-name="ce1"/>
        </table:table-row>
        <table:table-row table:style-name="ro2" table:visibility="collapse">
          <table:table-cell office:value-type="string" table:style-name="ce79">
            <text:p>Utilidad del presente ejercicio<text:s/></text:p>
          </table:table-cell>
          <table:table-cell table:style-name="ce1"/>
          <table:table-cell table:number-columns-repeated="4" table:style-name="ce84"/>
          <table:table-cell office:value-type="string" table:style-name="ce84">
            <text:p><text:s/></text:p>
          </table:table-cell>
          <table:table-cell office:value-type="string" table:style-name="ce84">
            <text:p><text:s/></text:p>
          </table:table-cell>
          <table:table-cell office:value-type="float" office:value="96349.6" table:style-name="ce84">
            <text:p>96.349,60</text:p>
          </table:table-cell>
          <table:table-cell office:value-type="float" office:value="96349.6" table:formula="of:=SUM([.C28:.I28])" table:style-name="ce84">
            <text:p>96.349,60</text:p>
          </table:table-cell>
          <table:table-cell table:number-columns-repeated="16374" table:style-name="ce1"/>
        </table:table-row>
        <table:table-row table:style-name="ro2" table:visibility="collapse">
          <table:table-cell table:number-columns-repeated="16384" table:style-name="ce1"/>
        </table:table-row>
        <table:table-row table:style-name="ro2" table:visibility="collapse">
          <table:table-cell office:value-type="string" table:style-name="ce79">
            <text:p>Saldos al 31 de Diciembre del 2012</text:p>
          </table:table-cell>
          <table:table-cell table:style-name="ce1"/>
          <table:table-cell office:value-type="float" office:value="800" table:formula="of:=+[.C24]" table:style-name="ce85">
            <text:p>800,00</text:p>
          </table:table-cell>
          <table:table-cell office:value-type="float" office:value="4815.6100000000006" table:formula="of:=+[.D24]" table:style-name="ce85">
            <text:p>4.815,61</text:p>
          </table:table-cell>
          <table:table-cell table:number-columns-repeated="2" table:style-name="ce85"/>
          <table:table-cell office:value-type="float" office:value="198155.29000000004" table:formula="of:=SUM([.G24:.G28])" table:style-name="ce85">
            <text:p>198.155,29</text:p>
          </table:table-cell>
          <table:table-cell office:value-type="float" office:value="-21268.100000000002" table:formula="of:=+[.H24]" table:style-name="ce85">
            <text:p>-21.268,10</text:p>
          </table:table-cell>
          <table:table-cell office:value-type="float" office:value="96349.6" table:formula="of:=SUM([.I24:.I28])" table:style-name="ce85">
            <text:p>96.349,60</text:p>
          </table:table-cell>
          <table:table-cell office:value-type="float" office:value="278852.40000000002" table:formula="of:=SUM([.J24:.J28])" table:style-name="ce85">
            <text:p>278.852,40</text:p>
          </table:table-cell>
          <table:table-cell table:number-columns-repeated="16374" table:style-name="ce1"/>
        </table:table-row>
        <table:table-row table:style-name="ro2" table:visibility="collapse">
          <table:table-cell table:number-columns-repeated="16384" table:style-name="ce1"/>
        </table:table-row>
        <table:table-row table:style-name="ro2" table:visibility="collapse">
          <table:table-cell office:value-type="string" table:style-name="ce79">
            <text:p>Transferencias a utilidades acumuladas</text:p>
          </table:table-cell>
          <table:table-cell table:number-columns-repeated="5" table:style-name="ce1"/>
          <table:table-cell office:value-type="float" office:value="96349.6" table:style-name="ce83">
            <text:p>96.349,60</text:p>
          </table:table-cell>
          <table:table-cell table:style-name="ce83"/>
          <table:table-cell office:value-type="float" office:value="-96349.6" table:style-name="ce83">
            <text:p>-96.349,60</text:p>
          </table:table-cell>
          <table:table-cell office:value-type="float" office:value="0" table:formula="of:=SUM([.C32:.I32])" table:style-name="ce83">
            <text:p>0,00</text:p>
          </table:table-cell>
          <table:table-cell table:number-columns-repeated="16374" table:style-name="ce1"/>
        </table:table-row>
        <table:table-row table:style-name="ro2" table:visibility="collapse">
          <table:table-cell office:value-type="string" table:style-name="ce79">
            <text:p>Utilidad del presente ejercicio<text:s/></text:p>
          </table:table-cell>
          <table:table-cell table:style-name="ce1"/>
          <table:table-cell table:number-columns-repeated="4" table:style-name="ce84"/>
          <table:table-cell office:value-type="string" table:style-name="ce84">
            <text:p><text:s/></text:p>
          </table:table-cell>
          <table:table-cell office:value-type="string" table:style-name="ce84">
            <text:p><text:s/></text:p>
          </table:table-cell>
          <table:table-cell office:value-type="float" office:value="90050.13" table:style-name="ce84">
            <text:p>90.050,13</text:p>
          </table:table-cell>
          <table:table-cell office:value-type="float" office:value="90050.13" table:formula="of:=SUM([.C33:.I33])" table:style-name="ce84">
            <text:p>90.050,13</text:p>
          </table:table-cell>
          <table:table-cell table:number-columns-repeated="16374"/>
        </table:table-row>
        <table:table-row table:style-name="ro2" table:visibility="collapse">
          <table:table-cell table:number-columns-repeated="16384" table:style-name="ce1"/>
        </table:table-row>
        <table:table-row table:style-name="ro2" table:visibility="collapse">
          <table:table-cell office:value-type="string" table:style-name="ce79">
            <text:p>Saldos al 31 de Diciembre del 2013</text:p>
          </table:table-cell>
          <table:table-cell table:style-name="ce1"/>
          <table:table-cell office:value-type="float" office:value="800" table:formula="of:=+[.C30]" table:style-name="ce85">
            <text:p>800,00</text:p>
          </table:table-cell>
          <table:table-cell office:value-type="float" office:value="4815.6100000000006" table:formula="of:=+[.D30]" table:style-name="ce85">
            <text:p>4.815,61</text:p>
          </table:table-cell>
          <table:table-cell table:number-columns-repeated="2" table:style-name="ce85"/>
          <table:table-cell office:value-type="float" office:value="294504.89" table:formula="of:=+[.G30]+[.G32]" table:style-name="ce85">
            <text:p>294.504,89</text:p>
          </table:table-cell>
          <table:table-cell office:value-type="float" office:value="-21268.100000000002" table:formula="of:=+[.H30]" table:style-name="ce85">
            <text:p>-21.268,10</text:p>
          </table:table-cell>
          <table:table-cell office:value-type="float" office:value="90050.13" table:formula="of:=+[.I30]+[.I32]+[.I33]" table:style-name="ce85">
            <text:p>90.050,13</text:p>
          </table:table-cell>
          <table:table-cell office:value-type="float" office:value="368902.53" table:formula="of:=+[.J30]+[.J33]" table:style-name="ce85">
            <text:p>368.902,53</text:p>
          </table:table-cell>
          <table:table-cell table:number-columns-repeated="16374"/>
        </table:table-row>
        <table:table-row table:style-name="ro2" table:visibility="collapse">
          <table:table-cell table:number-columns-repeated="16384" table:style-name="ce1"/>
        </table:table-row>
        <table:table-row table:style-name="ro2" table:visibility="collapse">
          <table:table-cell office:value-type="string" table:style-name="ce79">
            <text:p>Transferencias a utilidades acumuladas</text:p>
          </table:table-cell>
          <table:table-cell table:number-columns-repeated="5" table:style-name="ce1"/>
          <table:table-cell office:value-type="float" office:value="90050.13" table:style-name="ce83">
            <text:p>90.050,13</text:p>
          </table:table-cell>
          <table:table-cell table:style-name="ce83"/>
          <table:table-cell office:value-type="float" office:value="-90050.13" table:style-name="ce83">
            <text:p>-90.050,13</text:p>
          </table:table-cell>
          <table:table-cell office:value-type="float" office:value="0" table:formula="of:=SUM([.C37:.I37])" table:style-name="ce83">
            <text:p>0,00</text:p>
          </table:table-cell>
          <table:table-cell table:number-columns-repeated="16374"/>
        </table:table-row>
        <table:table-row table:style-name="ro2" table:visibility="collapse">
          <table:table-cell office:value-type="string" table:style-name="ce79">
            <text:p>Otros ajustes</text:p>
          </table:table-cell>
          <table:table-cell table:style-name="ce1"/>
          <table:table-cell table:number-columns-repeated="4" table:style-name="ce83"/>
          <table:table-cell office:value-type="float" office:value="-3430.81" table:style-name="ce83">
            <text:p>-3.430,81</text:p>
          </table:table-cell>
          <table:table-cell table:number-columns-repeated="2" table:style-name="ce83"/>
          <table:table-cell office:value-type="float" office:value="-3430.81" table:formula="of:=+[.G38]" table:style-name="ce83">
            <text:p>-3.430,81</text:p>
          </table:table-cell>
          <table:table-cell table:number-columns-repeated="16374"/>
        </table:table-row>
        <table:table-row table:style-name="ro2" table:visibility="collapse">
          <table:table-cell office:value-type="string" table:style-name="ce79">
            <text:p>Pago de salario digno a empleados</text:p>
          </table:table-cell>
          <table:table-cell table:number-columns-repeated="5" table:style-name="ce1"/>
          <table:table-cell office:value-type="float" office:value="-47.379999999999995" table:formula="of:=-47.4+0.02" table:style-name="ce83">
            <text:p>-47,38</text:p>
          </table:table-cell>
          <table:table-cell table:number-columns-repeated="2" table:style-name="ce83"/>
          <table:table-cell office:value-type="float" office:value="-47.379999999999995" table:formula="of:=SUM([.C39:.I39])" table:style-name="ce83">
            <text:p>-47,38</text:p>
          </table:table-cell>
          <table:table-cell table:number-columns-repeated="16374"/>
        </table:table-row>
        <table:table-row table:style-name="ro2" table:visibility="collapse">
          <table:table-cell office:value-type="string" table:style-name="ce79">
            <text:p>Utilidad del presente ejercicio<text:s/></text:p>
          </table:table-cell>
          <table:table-cell table:style-name="ce1"/>
          <table:table-cell table:number-columns-repeated="4" table:style-name="ce84"/>
          <table:table-cell office:value-type="string" table:style-name="ce84">
            <text:p><text:s/></text:p>
          </table:table-cell>
          <table:table-cell office:value-type="string" table:style-name="ce84">
            <text:p><text:s/></text:p>
          </table:table-cell>
          <table:table-cell office:value-type="float" office:value="107141.38" table:style-name="ce84">
            <text:p>107.141,38</text:p>
          </table:table-cell>
          <table:table-cell office:value-type="float" office:value="107141.38" table:formula="of:=SUM([.C40:.I40])" table:style-name="ce84">
            <text:p>107.141,38</text:p>
          </table:table-cell>
          <table:table-cell table:number-columns-repeated="16374"/>
        </table:table-row>
        <table:table-row table:style-name="ro2" table:visibility="collapse">
          <table:table-cell table:number-columns-repeated="16384" table:style-name="ce1"/>
        </table:table-row>
        <table:table-row table:style-name="ro2" table:visibility="collapse">
          <table:table-cell office:value-type="string" table:style-name="ce79">
            <text:p>Saldos al 31 de diciembre del 2014</text:p>
          </table:table-cell>
          <table:table-cell table:style-name="ce1"/>
          <table:table-cell office:value-type="float" office:value="800" table:formula="of:=+[.C35]" table:style-name="ce85">
            <text:p>800,00</text:p>
          </table:table-cell>
          <table:table-cell office:value-type="float" office:value="4815.6100000000006" table:formula="of:=+[.D35]" table:style-name="ce85">
            <text:p>4.815,61</text:p>
          </table:table-cell>
          <table:table-cell table:number-columns-repeated="2" table:style-name="ce85"/>
          <table:table-cell office:value-type="float" office:value="381076.83" table:formula="of:=+[.G35]+[.G37]+[.G39]+[.G38]" table:style-name="ce85">
            <text:p>381.076,83</text:p>
          </table:table-cell>
          <table:table-cell office:value-type="float" office:value="-21268.100000000002" table:formula="of:=+[.H35]" table:style-name="ce85">
            <text:p>-21.268,10</text:p>
          </table:table-cell>
          <table:table-cell office:value-type="float" office:value="107141.38" table:formula="of:=+[.I35]+[.I37]+[.I40]" table:style-name="ce85">
            <text:p>107.141,38</text:p>
          </table:table-cell>
          <table:table-cell office:value-type="float" office:value="472565.72000000003" table:formula="of:=SUM([.J35:.J40])" table:style-name="ce85">
            <text:p>472.565,72</text:p>
          </table:table-cell>
          <table:table-cell table:number-columns-repeated="16374"/>
        </table:table-row>
        <table:table-row table:style-name="ro2" table:visibility="collapse">
          <table:table-cell table:number-columns-repeated="16384" table:style-name="ce1"/>
        </table:table-row>
        <table:table-row table:style-name="ro2" table:visibility="collapse">
          <table:table-cell office:value-type="string" table:style-name="ce79">
            <text:p>Transferencias a utilidades acumuladas</text:p>
          </table:table-cell>
          <table:table-cell table:number-columns-repeated="5" table:style-name="ce1"/>
          <table:table-cell office:value-type="float" office:value="107141.38" table:style-name="ce83">
            <text:p>107.141,38</text:p>
          </table:table-cell>
          <table:table-cell table:style-name="ce83"/>
          <table:table-cell office:value-type="float" office:value="-107141.38" table:style-name="ce83">
            <text:p>-107.141,38</text:p>
          </table:table-cell>
          <table:table-cell office:value-type="float" office:value="0" table:formula="of:=SUM([.C44:.I44])" table:style-name="ce83">
            <text:p>0,00</text:p>
          </table:table-cell>
          <table:table-cell table:number-columns-repeated="16374"/>
        </table:table-row>
        <table:table-row table:style-name="ro2" table:visibility="collapse">
          <table:table-cell office:value-type="string" table:style-name="ce79">
            <text:p>Reversion ajuste 2014</text:p>
          </table:table-cell>
          <table:table-cell table:style-name="ce1"/>
          <table:table-cell table:number-columns-repeated="4" table:style-name="ce83"/>
          <table:table-cell office:value-type="float" office:value="3430.81" table:style-name="ce83">
            <text:p>3.430,81</text:p>
          </table:table-cell>
          <table:table-cell table:number-columns-repeated="2" table:style-name="ce83"/>
          <table:table-cell office:value-type="float" office:value="3430.81" table:formula="of:=+[.G45]" table:style-name="ce83">
            <text:p>3.430,81</text:p>
          </table:table-cell>
          <table:table-cell table:number-columns-repeated="16374"/>
        </table:table-row>
        <table:table-row table:style-name="ro2" table:visibility="collapse">
          <table:table-cell office:value-type="string" table:style-name="ce79">
            <text:p>Otros</text:p>
          </table:table-cell>
          <table:table-cell table:style-name="ce1"/>
          <table:table-cell table:number-columns-repeated="4" table:style-name="ce83"/>
          <table:table-cell office:value-type="float" office:value="0.02" table:style-name="ce83">
            <text:p>0,02</text:p>
          </table:table-cell>
          <table:table-cell table:number-columns-repeated="2" table:style-name="ce83"/>
          <table:table-cell office:value-type="float" office:value="0.02" table:formula="of:=+[.G46]" table:style-name="ce83">
            <text:p>0,02</text:p>
          </table:table-cell>
          <table:table-cell table:number-columns-repeated="16374"/>
        </table:table-row>
        <table:table-row table:style-name="ro2" table:visibility="collapse">
          <table:table-cell office:value-type="string" table:style-name="ce79">
            <text:p>Utilidad del presente ejercicio<text:s/></text:p>
          </table:table-cell>
          <table:table-cell table:style-name="ce1"/>
          <table:table-cell table:number-columns-repeated="4" table:style-name="ce84"/>
          <table:table-cell office:value-type="string" table:style-name="ce84">
            <text:p><text:s/></text:p>
          </table:table-cell>
          <table:table-cell office:value-type="string" table:style-name="ce84">
            <text:p><text:s/></text:p>
          </table:table-cell>
          <table:table-cell office:value-type="float" office:value="103117.33" table:style-name="ce84">
            <text:p>103.117,33</text:p>
          </table:table-cell>
          <table:table-cell office:value-type="float" office:value="103117.33" table:formula="of:=SUM([.C47:.I47])" table:style-name="ce84">
            <text:p>103.117,33</text:p>
          </table:table-cell>
          <table:table-cell table:number-columns-repeated="16374"/>
        </table:table-row>
        <table:table-row table:style-name="ro2" table:visibility="collapse">
          <table:table-cell office:value-type="string" table:style-name="ce79">
            <text:p>Saldos al 31 de diciembre <text:s/>del 2015</text:p>
          </table:table-cell>
          <table:table-cell table:style-name="ce1"/>
          <table:table-cell office:value-type="float" office:value="800" table:formula="of:=SUM([.C42:.C47])" table:style-name="ce86">
            <text:p>800,00</text:p>
          </table:table-cell>
          <table:table-cell office:value-type="float" office:value="4815.6100000000006" table:formula="of:=SUM([.D42:.D47])" table:style-name="ce86">
            <text:p>4.815,61</text:p>
          </table:table-cell>
          <table:table-cell table:number-columns-repeated="2" table:style-name="ce86"/>
          <table:table-cell office:value-type="float" office:value="491649.04000000004" table:formula="of:=SUM([.G42:.G47])" table:style-name="ce86">
            <text:p>491.649,04</text:p>
          </table:table-cell>
          <table:table-cell office:value-type="float" office:value="-21268.100000000002" table:formula="of:=SUM([.H42:.H47])" table:style-name="ce86">
            <text:p>-21.268,10</text:p>
          </table:table-cell>
          <table:table-cell office:value-type="float" office:value="103117.33" table:formula="of:=SUM([.I42:.I47])" table:style-name="ce86">
            <text:p>103.117,33</text:p>
          </table:table-cell>
          <table:table-cell office:value-type="float" office:value="579113.88" table:formula="of:=SUM([.J42:.J47])" table:style-name="ce86">
            <text:p>579.113,88</text:p>
          </table:table-cell>
          <table:table-cell table:number-columns-repeated="16374"/>
        </table:table-row>
        <table:table-row table:style-name="ro2" table:visibility="collapse">
          <table:table-cell table:number-columns-repeated="16384" table:style-name="ce1"/>
        </table:table-row>
        <table:table-row table:style-name="ro2" table:visibility="collapse">
          <table:table-cell office:value-type="string" table:style-name="ce79">
            <text:p>Transferencias a utilidades acumuladas</text:p>
          </table:table-cell>
          <table:table-cell table:number-columns-repeated="5" table:style-name="ce1"/>
          <table:table-cell office:value-type="float" office:value="103117.33" table:style-name="ce83">
            <text:p>103.117,33</text:p>
          </table:table-cell>
          <table:table-cell table:style-name="ce83"/>
          <table:table-cell office:value-type="float" office:value="-103117.33" table:style-name="ce83">
            <text:p>-103.117,33</text:p>
          </table:table-cell>
          <table:table-cell office:value-type="float" office:value="0" table:formula="of:=SUM([.C50:.I50])" table:style-name="ce83">
            <text:p>0,00</text:p>
          </table:table-cell>
          <table:table-cell table:number-columns-repeated="16374" table:style-name="ce1"/>
        </table:table-row>
        <table:table-row table:style-name="ro2" table:visibility="collapse">
          <table:table-cell office:value-type="string" table:style-name="ce79">
            <text:p>Aumento de capital, octubre 2016</text:p>
          </table:table-cell>
          <table:table-cell table:style-name="ce1"/>
          <table:table-cell office:value-type="float" office:value="19200" table:style-name="ce83">
            <text:p>19.200,00</text:p>
          </table:table-cell>
          <table:table-cell table:number-columns-repeated="3" table:style-name="ce1"/>
          <table:table-cell office:value-type="float" office:value="-19200" table:style-name="ce83">
            <text:p>-19.200,00</text:p>
          </table:table-cell>
          <table:table-cell table:number-columns-repeated="2" table:style-name="ce83"/>
          <table:table-cell office:value-type="float" office:value="0" table:formula="of:=+[.C51]+[.G51]" table:style-name="ce83">
            <text:p>0,00</text:p>
          </table:table-cell>
          <table:table-cell table:number-columns-repeated="16374" table:style-name="ce1"/>
        </table:table-row>
        <table:table-row table:style-name="ro2" table:visibility="collapse">
          <table:table-cell office:value-type="string" table:style-name="ce79">
            <text:p>Utilidad del presente ejercicio<text:s/></text:p>
          </table:table-cell>
          <table:table-cell table:style-name="ce1"/>
          <table:table-cell table:number-columns-repeated="4" table:style-name="ce83"/>
          <table:table-cell office:value-type="string" table:style-name="ce83">
            <text:p><text:s/></text:p>
          </table:table-cell>
          <table:table-cell office:value-type="string" table:style-name="ce83">
            <text:p><text:s/></text:p>
          </table:table-cell>
          <table:table-cell office:value-type="float" office:value="62951.93" table:style-name="ce83">
            <text:p>62.951,93</text:p>
          </table:table-cell>
          <table:table-cell office:value-type="float" office:value="62951.93" table:formula="of:=SUM([.C52:.I52])" table:style-name="ce83">
            <text:p>62.951,93</text:p>
          </table:table-cell>
          <table:table-cell table:number-columns-repeated="16374" table:style-name="ce1"/>
        </table:table-row>
        <table:table-row table:style-name="ro2" table:visibility="collapse">
          <table:table-cell office:value-type="string" table:style-name="ce79">
            <text:p>Apropiacion para Reserva legal</text:p>
          </table:table-cell>
          <table:table-cell table:style-name="ce1"/>
          <table:table-cell table:style-name="ce84"/>
          <table:table-cell office:value-type="float" office:value="5184.3900000000003" table:style-name="ce84">
            <text:p>5.184,39</text:p>
          </table:table-cell>
          <table:table-cell table:number-columns-repeated="2" table:style-name="ce84"/>
          <table:table-cell office:value-type="float" office:value="-5184.3900000000003" table:style-name="ce84">
            <text:p>-5.184,39</text:p>
          </table:table-cell>
          <table:table-cell table:style-name="ce84"/>
          <table:table-cell office:value-type="string" table:style-name="ce84">
            <text:p><text:s/></text:p>
          </table:table-cell>
          <table:table-cell office:value-type="float" office:value="0" table:formula="of:=+[.D53]+[.G53]" table:style-name="ce84">
            <text:p>0,00</text:p>
          </table:table-cell>
          <table:table-cell table:number-columns-repeated="16374" table:style-name="ce1"/>
        </table:table-row>
        <table:table-row table:style-name="ro2" table:visibility="collapse">
          <table:table-cell office:value-type="string" table:style-name="ce79">
            <text:p>Saldos al 31 de diciembre <text:s/>del 2016</text:p>
          </table:table-cell>
          <table:table-cell table:style-name="ce1"/>
          <table:table-cell office:value-type="float" office:value="20000" table:formula="of:=SUM([.C48:.C52])" table:style-name="ce86">
            <text:p>20.000,00</text:p>
          </table:table-cell>
          <table:table-cell office:value-type="float" office:value="10000" table:formula="of:=+[.D48]+[.D53]" table:style-name="ce86">
            <text:p>10.000,00</text:p>
          </table:table-cell>
          <table:table-cell table:number-columns-repeated="2" table:style-name="ce86"/>
          <table:table-cell office:value-type="float" office:value="570381.98" table:formula="of:=SUM([.G48:.G53])" table:style-name="ce86">
            <text:p>570.381,98</text:p>
          </table:table-cell>
          <table:table-cell office:value-type="float" office:value="-21268.100000000002" table:formula="of:=SUM([.H48:.H52])" table:style-name="ce86">
            <text:p>-21.268,10</text:p>
          </table:table-cell>
          <table:table-cell office:value-type="float" office:value="62951.93" table:formula="of:=SUM([.I48:.I52])" table:style-name="ce86">
            <text:p>62.951,93</text:p>
          </table:table-cell>
          <table:table-cell office:value-type="float" office:value="642065.81000000006" table:formula="of:=SUM([.J48:.J52])" table:style-name="ce86">
            <text:p>642.065,81</text:p>
          </table:table-cell>
          <table:table-cell table:number-columns-repeated="16374" table:style-name="ce1"/>
        </table:table-row>
        <table:table-row table:style-name="ro2" table:visibility="collapse">
          <table:table-cell table:number-columns-repeated="16384" table:style-name="ce1"/>
        </table:table-row>
        <table:table-row table:style-name="ro2" table:visibility="collapse">
          <table:table-cell office:value-type="string" table:style-name="ce79">
            <text:p>Transferencias a utilidades acumuladas</text:p>
          </table:table-cell>
          <table:table-cell table:number-columns-repeated="5" table:style-name="ce1"/>
          <table:table-cell office:value-type="float" office:value="62951.93" table:style-name="ce83">
            <text:p>62.951,93</text:p>
          </table:table-cell>
          <table:table-cell table:style-name="ce83"/>
          <table:table-cell office:value-type="float" office:value="-62951.93" table:style-name="ce83">
            <text:p>-62.951,93</text:p>
          </table:table-cell>
          <table:table-cell office:value-type="float" office:value="0" table:formula="of:=SUM([.C56:.I56])" table:style-name="ce83">
            <text:p>0,00</text:p>
          </table:table-cell>
          <table:table-cell table:number-columns-repeated="16374" table:style-name="ce1"/>
        </table:table-row>
        <table:table-row table:style-name="ro2" table:visibility="collapse">
          <table:table-cell office:value-type="string" table:style-name="ce79">
            <text:p>Utilidad(Perdida) presente ejercicio<text:s/></text:p>
          </table:table-cell>
          <table:table-cell table:style-name="ce1"/>
          <table:table-cell table:number-columns-repeated="4" table:style-name="ce83"/>
          <table:table-cell office:value-type="string" table:style-name="ce83">
            <text:p><text:s/></text:p>
          </table:table-cell>
          <table:table-cell office:value-type="string" table:style-name="ce83">
            <text:p><text:s/></text:p>
          </table:table-cell>
          <table:table-cell office:value-type="float" office:value="-224292.78999999992" table:formula="of:=+['file:///D:/Users/Joffre%20Torres/Downloads/Visacom%202017/VISACOMbalanc2017alm.xls'#ResultComp_ok1.D52]" table:style-name="ce83">
            <text:p>-224.292,79</text:p>
          </table:table-cell>
          <table:table-cell office:value-type="float" office:value="-224292.78999999992" table:formula="of:=SUM([.C57:.I57])" table:style-name="ce83">
            <text:p>-224.292,79</text:p>
          </table:table-cell>
          <table:table-cell table:number-columns-repeated="16374" table:style-name="ce1"/>
        </table:table-row>
        <table:table-row table:style-name="ro2" table:visibility="collapse">
          <table:table-cell office:value-type="string" table:style-name="ce79">
            <text:p>Apropiacion para Reserva Facultativa</text:p>
          </table:table-cell>
          <table:table-cell table:style-name="ce1"/>
          <table:table-cell table:number-columns-repeated="2" table:style-name="ce83"/>
          <table:table-cell office:value-type="float" office:value="480000" table:style-name="ce83">
            <text:p>480.000,00</text:p>
          </table:table-cell>
          <table:table-cell table:style-name="ce83"/>
          <table:table-cell office:value-type="float" office:value="-480000" table:style-name="ce83">
            <text:p>-480.000,00</text:p>
          </table:table-cell>
          <table:table-cell table:style-name="ce83"/>
          <table:table-cell office:value-type="string" table:style-name="ce83">
            <text:p><text:s/></text:p>
          </table:table-cell>
          <table:table-cell office:value-type="float" office:value="0" table:formula="of:=+[.E58]+[.G58]" table:style-name="ce83">
            <text:p>0,00</text:p>
          </table:table-cell>
          <table:table-cell table:number-columns-repeated="16374" table:style-name="ce1"/>
        </table:table-row>
        <table:table-row table:style-name="ro2" table:visibility="collapse">
          <table:table-cell office:value-type="string" table:style-name="ce79">
            <text:p>Ganancias y Perdidas actuariales</text:p>
          </table:table-cell>
          <table:table-cell table:style-name="ce1"/>
          <table:table-cell table:number-columns-repeated="6" table:style-name="ce84"/>
          <table:table-cell office:value-type="float" office:value="8176" table:style-name="ce84">
            <text:p>8.176,00</text:p>
          </table:table-cell>
          <table:table-cell office:value-type="float" office:value="8176" table:formula="of:=+[.I59]" table:style-name="ce84">
            <text:p>8.176,00</text:p>
          </table:table-cell>
          <table:table-cell table:number-columns-repeated="16374" table:style-name="ce1"/>
        </table:table-row>
        <table:table-row table:style-name="ro2" table:visibility="collapse">
          <table:table-cell office:value-type="string" table:style-name="ce79">
            <text:p>Saldos al 31 de diciembre del 2017</text:p>
          </table:table-cell>
          <table:table-cell table:style-name="ce1"/>
          <table:table-cell office:value-type="float" office:value="20000" table:formula="of:=SUM([.C54:.C58])" table:style-name="ce78">
            <text:p>20.000,00</text:p>
          </table:table-cell>
          <table:table-cell office:value-type="float" office:value="10000" table:formula="of:=SUM([.D54:.D58])" table:style-name="ce78">
            <text:p>10.000,00</text:p>
          </table:table-cell>
          <table:table-cell office:value-type="float" office:value="480000" table:formula="of:=+[.E58]" table:style-name="ce78">
            <text:p>480.000,00</text:p>
          </table:table-cell>
          <table:table-cell table:style-name="ce78"/>
          <table:table-cell office:value-type="float" office:value="153333.91000000003" table:formula="of:=SUM([.G54:.G58])" table:style-name="ce78">
            <text:p>153.333,91</text:p>
          </table:table-cell>
          <table:table-cell office:value-type="float" office:value="-21268.100000000002" table:formula="of:=SUM([.H54:.H58])" table:style-name="ce78">
            <text:p>-21.268,10</text:p>
          </table:table-cell>
          <table:table-cell office:value-type="float" office:value="-216116.78999999992" table:formula="of:=SUM([.I54:.I59])" table:style-name="ce78">
            <text:p>-216.116,79</text:p>
          </table:table-cell>
          <table:table-cell office:value-type="float" office:value="425949.02000000014" table:formula="of:=SUM([.J54:.J59])" table:style-name="ce78">
            <text:p>425.949,02</text:p>
          </table:table-cell>
          <table:table-cell table:number-columns-repeated="16374" table:style-name="ce1"/>
        </table:table-row>
        <table:table-row table:style-name="ro2" table:visibility="collapse">
          <table:table-cell table:number-columns-repeated="10" table:style-name="ce1"/>
          <table:table-cell office:value-type="string" table:style-name="ce1">
            <text:p><text:s/>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79">
            <text:p>Transferencias a perdidas acumuladas</text:p>
          </table:table-cell>
          <table:table-cell table:number-columns-repeated="5" table:style-name="ce1"/>
          <table:table-cell office:value-type="string" table:style-name="ce83">
            <text:p><text:s/></text:p>
          </table:table-cell>
          <table:table-cell office:value-type="float" office:value="-224292.79" table:style-name="ce83">
            <text:p>-224.292,79</text:p>
          </table:table-cell>
          <table:table-cell office:value-type="float" office:value="224292.79" table:style-name="ce83">
            <text:p>224.292,79</text:p>
          </table:table-cell>
          <table:table-cell office:value-type="float" office:value="0" table:formula="of:=SUM([.C62:.I62])" table:style-name="ce83">
            <text:p>0,00</text:p>
          </table:table-cell>
          <table:table-cell table:number-columns-repeated="16374" table:style-name="ce1"/>
        </table:table-row>
        <table:table-row table:style-name="ro2" table:visibility="collapse">
          <table:table-cell office:value-type="string" table:style-name="ce79">
            <text:p>Utilidad(Perdida) presente ejercicio<text:s/></text:p>
          </table:table-cell>
          <table:table-cell table:style-name="ce1"/>
          <table:table-cell table:number-columns-repeated="4" table:style-name="ce83"/>
          <table:table-cell office:value-type="string" table:style-name="ce83">
            <text:p><text:s/></text:p>
          </table:table-cell>
          <table:table-cell office:value-type="string" table:style-name="ce83">
            <text:p><text:s/></text:p>
          </table:table-cell>
          <table:table-cell office:value-type="float" office:value="-118511.01" table:style-name="ce83">
            <text:p>-118.511,01</text:p>
          </table:table-cell>
          <table:table-cell office:value-type="float" office:value="-118511.01" table:formula="of:=SUM([.C63:.I63])" table:style-name="ce83">
            <text:p>-118.511,01</text:p>
          </table:table-cell>
          <table:table-cell table:number-columns-repeated="16374" table:style-name="ce1"/>
        </table:table-row>
        <table:table-row table:style-name="ro2" table:visibility="collapse">
          <table:table-cell office:value-type="string" table:style-name="ce79">
            <text:p>Ajuste por descuento anticipo I.R.2017</text:p>
          </table:table-cell>
          <table:table-cell table:style-name="ce1"/>
          <table:table-cell table:number-columns-repeated="5" table:style-name="ce83"/>
          <table:table-cell office:value-type="float" office:value="9826.5400000000009" table:style-name="ce83">
            <text:p>9.826,54</text:p>
          </table:table-cell>
          <table:table-cell table:style-name="ce83"/>
          <table:table-cell office:value-type="float" office:value="9826.5400000000009" table:formula="of:=+[.H64]" table:style-name="ce83">
            <text:p>9.826,54</text:p>
          </table:table-cell>
          <table:table-cell table:number-columns-repeated="16374" table:style-name="ce1"/>
        </table:table-row>
        <table:table-row table:style-name="ro2" table:visibility="collapse">
          <table:table-cell office:value-type="string" table:style-name="ce79">
            <text:p>Apropiacion para Reserva Facultativa</text:p>
          </table:table-cell>
          <table:table-cell table:style-name="ce1"/>
          <table:table-cell table:number-columns-repeated="2" table:style-name="ce83"/>
          <table:table-cell office:value-type="float" office:value="60000" table:style-name="ce83">
            <text:p>60.000,00</text:p>
          </table:table-cell>
          <table:table-cell table:number-columns-repeated="4" table:style-name="ce83"/>
          <table:table-cell office:value-type="float" office:value="60000" table:formula="of:=+[.E65]" table:style-name="ce83">
            <text:p>60.000,00</text:p>
          </table:table-cell>
          <table:table-cell table:number-columns-repeated="16374" table:style-name="ce1"/>
        </table:table-row>
        <table:table-row table:style-name="ro2" table:visibility="collapse">
          <table:table-cell office:value-type="string" table:style-name="ce79">
            <text:p>Ajuste</text:p>
          </table:table-cell>
          <table:table-cell table:style-name="ce1"/>
          <table:table-cell table:number-columns-repeated="5" table:style-name="ce83"/>
          <table:table-cell office:value-type="float" office:value="-0.06" table:style-name="ce83">
            <text:p>-0,06</text:p>
          </table:table-cell>
          <table:table-cell office:value-type="float" office:value="0" table:style-name="ce83">
            <text:p>0,00</text:p>
          </table:table-cell>
          <table:table-cell office:value-type="float" office:value="-0.06" table:formula="of:=+[.H66]+[.I66]" table:style-name="ce83">
            <text:p>-0,06</text:p>
          </table:table-cell>
          <table:table-cell table:number-columns-repeated="16374" table:style-name="ce1"/>
        </table:table-row>
        <table:table-row table:style-name="ro2" table:visibility="collapse">
          <table:table-cell office:value-type="string" table:style-name="ce79">
            <text:p>Enjugar Utilidades acumuladas, acta 30/11</text:p>
          </table:table-cell>
          <table:table-cell table:style-name="ce1"/>
          <table:table-cell table:number-columns-repeated="4" table:style-name="ce83"/>
          <table:table-cell office:value-type="float" office:value="-153333.91" table:style-name="ce83">
            <text:p>-153.333,91</text:p>
          </table:table-cell>
          <table:table-cell office:value-type="float" office:value="153333.91" table:style-name="ce83">
            <text:p>153.333,91</text:p>
          </table:table-cell>
          <table:table-cell table:style-name="ce83"/>
          <table:table-cell office:value-type="float" office:value="0" table:formula="of:=+[.G67]+[.H67]" table:style-name="ce83">
            <text:p>0,00</text:p>
          </table:table-cell>
          <table:table-cell table:number-columns-repeated="16374" table:style-name="ce1"/>
        </table:table-row>
        <table:table-row table:style-name="ro2" table:visibility="collapse">
          <table:table-cell office:value-type="string" table:style-name="ce79">
            <text:p>Ganancias y Perdidas actuariales</text:p>
          </table:table-cell>
          <table:table-cell table:style-name="ce1"/>
          <table:table-cell table:number-columns-repeated="4" table:style-name="ce84"/>
          <table:table-cell office:value-type="string" table:style-name="ce84">
            <text:p><text:s/></text:p>
          </table:table-cell>
          <table:table-cell office:value-type="float" office:value="3109" table:style-name="ce84">
            <text:p>3.109,00</text:p>
          </table:table-cell>
          <table:table-cell office:value-type="float" office:value="-8176" table:style-name="ce84">
            <text:p>-8.176,00</text:p>
          </table:table-cell>
          <table:table-cell office:value-type="float" office:value="-5067" table:formula="of:=+[.H68]+[.I68]" table:style-name="ce84">
            <text:p>-5.067,00</text:p>
          </table:table-cell>
          <table:table-cell table:number-columns-repeated="16374" table:style-name="ce1"/>
        </table:table-row>
        <table:table-row table:style-name="ro2" table:visibility="collapse">
          <table:table-cell office:value-type="string" table:style-name="ce79">
            <text:p>Saldos al 31 de Diciembre del 2018</text:p>
          </table:table-cell>
          <table:table-cell table:style-name="ce1"/>
          <table:table-cell office:value-type="float" office:value="20000" table:formula="of:=+[.C60]" table:style-name="ce78">
            <text:p>20.000,00</text:p>
          </table:table-cell>
          <table:table-cell office:value-type="float" office:value="10000" table:formula="of:=+[.D60]" table:style-name="ce78">
            <text:p>10.000,00</text:p>
          </table:table-cell>
          <table:table-cell office:value-type="float" office:value="540000" table:formula="of:=+[.E60]+[.E65]" table:style-name="ce78">
            <text:p>540.000,00</text:p>
          </table:table-cell>
          <table:table-cell table:style-name="ce78"/>
          <table:table-cell office:value-type="float" office:value="0" table:formula="of:=+[.G60]+[.G67]" table:style-name="ce78">
            <text:p>0,00</text:p>
          </table:table-cell>
          <table:table-cell office:value-type="float" office:value="-79291.5" table:formula="of:=SUM([.H60:.H68])" table:style-name="ce78">
            <text:p>-79.291,50</text:p>
          </table:table-cell>
          <table:table-cell office:value-type="float" office:value="-118511.00999999991" table:formula="of:=+[.I60]+[.I62]+[.I63]+[.I68]" table:style-name="ce78">
            <text:p>-118.511,01</text:p>
          </table:table-cell>
          <table:table-cell office:value-type="float" office:value="372197.49000000011" table:formula="of:=SUM([.J60:.J68])" table:style-name="ce78">
            <text:p>372.197,49</text:p>
          </table:table-cell>
          <table:table-cell table:number-columns-repeated="16374" table:style-name="ce1"/>
        </table:table-row>
        <table:table-row table:style-name="ro2" table:visibility="collapse">
          <table:table-cell table:style-name="ce79"/>
          <table:table-cell table:number-columns-repeated="7" table:style-name="ce1"/>
          <table:table-cell table:number-columns-repeated="2" table:style-name="ce78"/>
          <table:table-cell office:value-type="string" table:style-name="ce83">
            <text:p><text:s/></text:p>
          </table:table-cell>
          <table:table-cell table:number-columns-repeated="16373"/>
        </table:table-row>
        <table:table-row table:style-name="ro2" table:visibility="collapse">
          <table:table-cell office:value-type="string" table:style-name="ce79">
            <text:p>Transferencias a perdidas acumuladas</text:p>
          </table:table-cell>
          <table:table-cell table:number-columns-repeated="5" table:style-name="ce1"/>
          <table:table-cell office:value-type="string" table:style-name="ce83">
            <text:p><text:s/></text:p>
          </table:table-cell>
          <table:table-cell office:value-type="float" office:value="-118511.01" table:style-name="ce83">
            <text:p>-118.511,01</text:p>
          </table:table-cell>
          <table:table-cell office:value-type="float" office:value="118511.01" table:style-name="ce83">
            <text:p>118.511,01</text:p>
          </table:table-cell>
          <table:table-cell office:value-type="float" office:value="0" table:formula="of:=SUM([.C71:.I71])" table:style-name="ce83">
            <text:p>0,00</text:p>
          </table:table-cell>
          <table:table-cell table:style-name="ce83"/>
          <table:table-cell table:number-columns-repeated="16373"/>
        </table:table-row>
        <table:table-row table:style-name="ro2" table:visibility="collapse">
          <table:table-cell office:value-type="string" table:style-name="ce79">
            <text:p>Utilidad(Perdida) presente ejercicio<text:s/></text:p>
          </table:table-cell>
          <table:table-cell table:style-name="ce1"/>
          <table:table-cell table:number-columns-repeated="4" table:style-name="ce83"/>
          <table:table-cell office:value-type="string" table:style-name="ce83">
            <text:p><text:s/></text:p>
          </table:table-cell>
          <table:table-cell office:value-type="string" table:style-name="ce83">
            <text:p><text:s/></text:p>
          </table:table-cell>
          <table:table-cell office:value-type="float" office:value="2924.64" table:style-name="ce83">
            <text:p>2.924,64</text:p>
          </table:table-cell>
          <table:table-cell office:value-type="float" office:value="2924.64" table:formula="of:=SUM([.C72:.I72])" table:style-name="ce83">
            <text:p>2.924,64</text:p>
          </table:table-cell>
          <table:table-cell table:style-name="ce83"/>
          <table:table-cell table:number-columns-repeated="16373"/>
        </table:table-row>
        <table:table-row table:style-name="ro2" table:visibility="collapse">
          <table:table-cell office:value-type="string" table:style-name="ce79">
            <text:p>Ganancias y Perdidas actuariales</text:p>
          </table:table-cell>
          <table:table-cell table:style-name="ce1"/>
          <table:table-cell table:number-columns-repeated="6" table:style-name="ce84"/>
          <table:table-cell office:value-type="float" office:value="7431" table:formula="of:=5752+1679" table:style-name="ce84">
            <text:p>7.431,00</text:p>
          </table:table-cell>
          <table:table-cell office:value-type="float" office:value="7431" table:formula="of:=+[.I73]" table:style-name="ce84">
            <text:p>7.431,00</text:p>
          </table:table-cell>
          <table:table-cell table:style-name="ce83"/>
          <table:table-cell table:number-columns-repeated="16373"/>
        </table:table-row>
        <table:table-row table:style-name="ro2" table:visibility="collapse">
          <table:table-cell office:value-type="string" table:style-name="ce79">
            <text:p>Saldos al 31 de Diciembre del 2019</text:p>
          </table:table-cell>
          <table:table-cell table:style-name="ce1"/>
          <table:table-cell office:value-type="float" office:value="20000" table:formula="of:=SUM([.C69:.C72])" table:style-name="ce78">
            <text:p>20.000,00</text:p>
          </table:table-cell>
          <table:table-cell office:value-type="float" office:value="10000" table:formula="of:=SUM([.D69:.D72])" table:style-name="ce78">
            <text:p>10.000,00</text:p>
          </table:table-cell>
          <table:table-cell office:value-type="float" office:value="540000" table:formula="of:=SUM([.E69:.E72])" table:style-name="ce78">
            <text:p>540.000,00</text:p>
          </table:table-cell>
          <table:table-cell table:style-name="ce78"/>
          <table:table-cell office:value-type="float" office:value="0" table:formula="of:=SUM([.G69:.G72])" table:style-name="ce78">
            <text:p>0,00</text:p>
          </table:table-cell>
          <table:table-cell office:value-type="float" office:value="-197802.51" table:formula="of:=SUM([.H69:.H72])" table:style-name="ce78">
            <text:p>-197.802,51</text:p>
          </table:table-cell>
          <table:table-cell office:value-type="float" office:value="10355.640000000087" table:formula="of:=SUM([.I69:.I73])" table:style-name="ce78">
            <text:p>10.355,64</text:p>
          </table:table-cell>
          <table:table-cell office:value-type="float" office:value="382553.13000000012" table:formula="of:=SUM([.J69:.J73])" table:style-name="ce78">
            <text:p>382.553,13</text:p>
          </table:table-cell>
          <table:table-cell table:style-name="ce83"/>
          <table:table-cell table:number-columns-repeated="16373"/>
        </table:table-row>
        <table:table-row table:style-name="ro6" table:visibility="collapse">
          <table:table-cell table:style-name="ce79"/>
          <table:table-cell table:style-name="ce1"/>
          <table:table-cell table:number-columns-repeated="6" table:style-name="ce87"/>
          <table:table-cell table:number-columns-repeated="2" table:style-name="ce78"/>
          <table:table-cell table:style-name="ce83"/>
          <table:table-cell table:number-columns-repeated="16373"/>
        </table:table-row>
        <table:table-row table:style-name="ro2" table:visibility="collapse">
          <table:table-cell office:value-type="string" table:style-name="ce79">
            <text:p>Transferencias a utilidades acumuladas</text:p>
          </table:table-cell>
          <table:table-cell table:number-columns-repeated="6" table:style-name="ce1"/>
          <table:table-cell office:value-type="float" office:value="2924.64" table:style-name="ce83">
            <text:p>2.924,64</text:p>
          </table:table-cell>
          <table:table-cell office:value-type="float" office:value="-2924.64" table:style-name="ce78">
            <text:p>-2.924,64</text:p>
          </table:table-cell>
          <table:table-cell office:value-type="float" office:value="0" table:formula="of:=+[.H76]+[.I76]" table:style-name="ce78">
            <text:p>0,00</text:p>
          </table:table-cell>
          <table:table-cell table:style-name="ce83"/>
          <table:table-cell table:number-columns-repeated="16373"/>
        </table:table-row>
        <table:table-row table:style-name="ro2" table:visibility="collapse">
          <table:table-cell office:value-type="string" table:style-name="ce79">
            <text:p>Superavit x Reavaluo de vehiculos</text:p>
          </table:table-cell>
          <table:table-cell table:number-columns-repeated="4" table:style-name="ce1"/>
          <table:table-cell office:value-type="float" office:value="38680.53" table:style-name="ce83">
            <text:p>38.680,53</text:p>
          </table:table-cell>
          <table:table-cell table:number-columns-repeated="3" table:style-name="ce1"/>
          <table:table-cell office:value-type="float" office:value="38680.53" table:formula="of:=+[.F77]" table:style-name="ce78">
            <text:p>38.680,53</text:p>
          </table:table-cell>
          <table:table-cell table:style-name="ce83"/>
          <table:table-cell table:number-columns-repeated="16373"/>
        </table:table-row>
        <table:table-row table:style-name="ro2" table:visibility="collapse">
          <table:table-cell office:value-type="string" table:style-name="ce79">
            <text:p>Ganancias y Perdidas actuariales ajuste</text:p>
          </table:table-cell>
          <table:table-cell table:number-columns-repeated="4" table:style-name="ce1"/>
          <table:table-cell table:style-name="ce83"/>
          <table:table-cell table:number-columns-repeated="2" table:style-name="ce1"/>
          <table:table-cell office:value-type="float" office:value="-3429.34" table:style-name="ce78">
            <text:p>-3.429,34</text:p>
          </table:table-cell>
          <table:table-cell office:value-type="float" office:value="-3429.34" table:formula="of:=+[.I78]" table:style-name="ce78">
            <text:p>-3.429,34</text:p>
          </table:table-cell>
          <table:table-cell table:style-name="ce83"/>
          <table:table-cell table:number-columns-repeated="16373"/>
        </table:table-row>
        <table:table-row table:style-name="ro2" table:visibility="collapse">
          <table:table-cell office:value-type="string" table:style-name="ce79">
            <text:p>Utilidad(Perdida)presente ejercicio</text:p>
          </table:table-cell>
          <table:table-cell table:style-name="ce1"/>
          <table:table-cell table:number-columns-repeated="4" table:style-name="ce84"/>
          <table:table-cell office:value-type="string" table:style-name="ce84">
            <text:p><text:s/></text:p>
          </table:table-cell>
          <table:table-cell office:value-type="string" table:style-name="ce84">
            <text:p><text:s/></text:p>
          </table:table-cell>
          <table:table-cell office:value-type="float" office:value="-5184.41" table:style-name="ce84">
            <text:p>-5.184,41</text:p>
          </table:table-cell>
          <table:table-cell office:value-type="float" office:value="-5184.41" table:formula="of:=+[.I79]" table:style-name="ce85">
            <text:p>-5.184,41</text:p>
          </table:table-cell>
          <table:table-cell table:style-name="ce83"/>
          <table:table-cell table:number-columns-repeated="16373"/>
        </table:table-row>
        <table:table-row table:style-name="ro2">
          <table:table-cell office:value-type="string" table:style-name="ce79">
            <text:p>Saldos al 31 de Diciembre del 2020</text:p>
          </table:table-cell>
          <table:table-cell table:style-name="ce1"/>
          <table:table-cell office:value-type="float" office:value="20000" table:formula="of:=+[.C74]" table:style-name="ce78">
            <text:p>20.000,00</text:p>
          </table:table-cell>
          <table:table-cell office:value-type="float" office:value="10000" table:formula="of:=+[.D74]" table:style-name="ce78">
            <text:p>10.000,00</text:p>
          </table:table-cell>
          <table:table-cell office:value-type="float" office:value="540000" table:formula="of:=+[.E74]" table:style-name="ce78">
            <text:p>540.000,00</text:p>
          </table:table-cell>
          <table:table-cell office:value-type="float" office:value="38680.53" table:formula="of:=+[.F77]" table:style-name="ce83">
            <text:p>38.680,53</text:p>
          </table:table-cell>
          <table:table-cell office:value-type="float" office:value="0" table:formula="of:=+[.G74]" table:style-name="ce78">
            <text:p>0,00</text:p>
          </table:table-cell>
          <table:table-cell office:value-type="float" office:value="-194877.87" table:formula="of:=+[.H74]+[.H76]" table:style-name="ce78">
            <text:p>-194.877,87</text:p>
          </table:table-cell>
          <table:table-cell office:value-type="float" office:value="-1182.7499999999127" table:formula="of:=SUM([.I74:.I79])" table:style-name="ce78">
            <text:p>-1.182,75</text:p>
          </table:table-cell>
          <table:table-cell office:value-type="float" office:value="412619.91000000015" table:formula="of:=SUM([.J74:.J79])" table:style-name="ce78">
            <text:p>412.619,91</text:p>
          </table:table-cell>
          <table:table-cell table:style-name="ce83"/>
          <table:table-cell table:number-columns-repeated="16373"/>
        </table:table-row>
        <table:table-row table:style-name="ro6">
          <table:table-cell table:style-name="ce79"/>
          <table:table-cell table:style-name="ce1"/>
          <table:table-cell table:number-columns-repeated="6" table:style-name="ce87"/>
          <table:table-cell table:number-columns-repeated="2" table:style-name="ce78"/>
          <table:table-cell table:style-name="ce83"/>
          <table:table-cell table:number-columns-repeated="16373"/>
        </table:table-row>
        <table:table-row table:style-name="ro2">
          <table:table-cell office:value-type="string" table:style-name="ce79">
            <text:p>Transferencias a Result. acumulados</text:p>
          </table:table-cell>
          <table:table-cell table:number-columns-repeated="6" table:style-name="ce1"/>
          <table:table-cell office:value-type="float" office:value="-5184.41" table:style-name="ce83">
            <text:p>-5.184,41</text:p>
          </table:table-cell>
          <table:table-cell office:value-type="float" office:value="5184.41" table:style-name="ce83">
            <text:p>5.184,41</text:p>
          </table:table-cell>
          <table:table-cell office:value-type="float" office:value="0" table:formula="of:=+[.H82]+[.I82]" table:style-name="ce83">
            <text:p>0,0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79">
            <text:p>Utilidad(Perdida)presente ejercicio</text:p>
          </table:table-cell>
          <table:table-cell table:style-name="ce1"/>
          <table:table-cell table:number-columns-repeated="5" table:style-name="ce90"/>
          <table:table-cell table:style-name="ce91"/>
          <table:table-cell office:value-type="float" office:value="-186604.31" table:style-name="ce91">
            <text:p>-186.604,31</text:p>
          </table:table-cell>
          <table:table-cell office:value-type="float" office:value="-186604.31" table:formula="of:=+[.I83]" table:style-name="ce91">
            <text:p>-186.604,31</text:p>
          </table:table-cell>
          <table:table-cell table:number-columns-repeated="16374" table:style-name="ce1"/>
        </table:table-row>
        <table:table-row table:style-name="ro2" table:visibility="collapse">
          <table:table-cell office:value-type="string" table:style-name="ce79">
            <text:p>Saldos al 31 de Diciembre del 2021</text:p>
          </table:table-cell>
          <table:table-cell table:style-name="ce1"/>
          <table:table-cell office:value-type="float" office:value="20000" table:formula="of:=SUM([.C80:.C83])" table:style-name="ce92">
            <text:p>20.000,00</text:p>
          </table:table-cell>
          <table:table-cell office:value-type="float" office:value="10000" table:formula="of:=SUM([.D80:.D83])" table:style-name="ce92">
            <text:p>10.000,00</text:p>
          </table:table-cell>
          <table:table-cell office:value-type="float" office:value="540000" table:formula="of:=SUM([.E80:.E83])" table:style-name="ce92">
            <text:p>540.000,00</text:p>
          </table:table-cell>
          <table:table-cell office:value-type="float" office:value="38680.53" table:formula="of:=SUM([.F80:.F83])" table:style-name="ce92">
            <text:p>38.680,53</text:p>
          </table:table-cell>
          <table:table-cell office:value-type="float" office:value="0" table:formula="of:=SUM([.G80:.G83])" table:style-name="ce92">
            <text:p>0,00</text:p>
          </table:table-cell>
          <table:table-cell office:value-type="float" office:value="-200062.28" table:formula="of:=SUM([.H80:.H83])" table:style-name="ce92">
            <text:p>-200.062,28</text:p>
          </table:table-cell>
          <table:table-cell office:value-type="float" office:value="-182602.64999999991" table:formula="of:=SUM([.I80:.I83])" table:style-name="ce92">
            <text:p>-182.602,65</text:p>
          </table:table-cell>
          <table:table-cell office:value-type="float" office:value="226015.60000000015" table:formula="of:=SUM([.J80:.J83])" table:style-name="ce92">
            <text:p>226.015,6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79">
            <text:p>Absorcion de perdidas acumuladas</text:p>
          </table:table-cell>
          <table:table-cell table:style-name="ce1"/>
          <table:table-cell table:number-columns-repeated="2" table:style-name="ce84"/>
          <table:table-cell office:value-type="float" office:value="-196060.62" table:style-name="ce84">
            <text:p>-196.060,62</text:p>
          </table:table-cell>
          <table:table-cell table:number-columns-repeated="2" table:style-name="ce84"/>
          <table:table-cell office:value-type="float" office:value="200062.28" table:style-name="ce84">
            <text:p>200.062,28</text:p>
          </table:table-cell>
          <table:table-cell office:value-type="float" office:value="-4001.66" table:style-name="ce84">
            <text:p>-4.001,66</text:p>
          </table:table-cell>
          <table:table-cell office:value-type="float" office:value="3.637978807091713E-12" table:formula="of:=SUM([.C85:.I85])" table:style-name="ce84">
            <text:p>0,0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79">
            <text:p>Saldos finales al 31 diciembre 2021</text:p>
          </table:table-cell>
          <table:table-cell table:style-name="ce1"/>
          <table:table-cell office:value-type="float" office:value="20000" table:formula="of:=+[.C84]+[.C85]" table:style-name="ce88">
            <text:p>20.000,00</text:p>
          </table:table-cell>
          <table:table-cell office:value-type="float" office:value="10000" table:formula="of:=+[.D84]+[.D85]" table:style-name="ce88">
            <text:p>10.000,00</text:p>
          </table:table-cell>
          <table:table-cell office:value-type="float" office:value="343939.38" table:formula="of:=+[.E84]+[.E85]" table:style-name="ce88">
            <text:p>343.939,38</text:p>
          </table:table-cell>
          <table:table-cell office:value-type="float" office:value="38680.53" table:formula="of:=+[.F84]+[.F85]" table:style-name="ce88">
            <text:p>38.680,53</text:p>
          </table:table-cell>
          <table:table-cell office:value-type="float" office:value="0" table:formula="of:=+[.G84]+[.G85]" table:style-name="ce88">
            <text:p>0,00</text:p>
          </table:table-cell>
          <table:table-cell office:value-type="float" office:value="0" table:formula="of:=+[.H84]+[.H85]" table:style-name="ce88">
            <text:p>0,00</text:p>
          </table:table-cell>
          <table:table-cell office:value-type="float" office:value="-186604.30999999991" table:formula="of:=+[.I84]+[.I85]" table:style-name="ce88">
            <text:p>-186.604,31</text:p>
          </table:table-cell>
          <table:table-cell office:value-type="float" office:value="226015.60000000015" table:formula="of:=+[.J84]+[.J85]" table:style-name="ce88">
            <text:p>226.015,60</text:p>
          </table:table-cell>
          <table:table-cell table:number-columns-repeated="16374" table:style-name="ce1"/>
        </table:table-row>
        <table:table-row table:number-rows-repeated="2" table:style-name="ro2">
          <table:table-cell table:number-columns-repeated="2" table:style-name="ce1"/>
          <table:table-cell table:number-columns-repeated="8" table:style-name="ce83"/>
          <table:table-cell table:number-columns-repeated="16374" table:style-name="ce1"/>
        </table:table-row>
        <table:table-row table:style-name="ro2">
          <table:table-cell office:value-type="string" table:style-name="ce79">
            <text:p>EXAMEN REALIZADO:</text:p>
          </table:table-cell>
          <table:table-cell table:style-name="ce1"/>
          <table:table-cell table:number-columns-repeated="8" table:style-name="ce83"/>
          <table:table-cell table:number-columns-repeated="16374" table:style-name="ce1"/>
        </table:table-row>
        <table:table-row table:style-name="ro2">
          <table:table-cell office:value-type="string" table:style-name="ce79">
            <text:p>Saldos inciales - De acuerdo con los saldos de la auditoria del anio anterior</text:p>
          </table:table-cell>
          <table:table-cell table:style-name="ce1"/>
          <table:table-cell table:number-columns-repeated="8" table:style-name="ce83"/>
          <table:table-cell table:number-columns-repeated="16374" table:style-name="ce1"/>
        </table:table-row>
        <table:table-row table:style-name="ro2">
          <table:table-cell office:value-type="string" table:style-name="ce79">
            <text:p>Resultado del ejercicio - Corresponde a la pérdida del ejercicio confirmada en la presente auditoria</text:p>
          </table:table-cell>
          <table:table-cell table:style-name="ce1"/>
          <table:table-cell table:number-columns-repeated="8" table:style-name="ce83"/>
          <table:table-cell table:number-columns-repeated="16374" table:style-name="ce1"/>
        </table:table-row>
        <table:table-row table:style-name="ro2">
          <table:table-cell office:value-type="string" table:style-name="ce79">
            <text:p>Absorcion de pérdidas - Con reserva facultativa, de acuerdo con las disposiciones de la Superintendencia de Companias</text:p>
          </table:table-cell>
          <table:table-cell table:style-name="ce1"/>
          <table:table-cell table:number-columns-repeated="8" table:style-name="ce83"/>
          <table:table-cell table:number-columns-repeated="16374" table:style-name="ce1"/>
        </table:table-row>
        <table:table-row table:style-name="ro2">
          <table:table-cell office:value-type="string" table:style-name="ce79">
            <text:p>Revisamos asientos contables, posteos en el mayor general y comprobaciones aritmeticas</text:p>
          </table:table-cell>
          <table:table-cell table:style-name="ce1"/>
          <table:table-cell table:number-columns-repeated="8" table:style-name="ce83"/>
          <table:table-cell table:number-columns-repeated="16374" table:style-name="ce1"/>
        </table:table-row>
        <table:table-row table:style-name="ro2">
          <table:table-cell table:number-columns-repeated="2" table:style-name="ce1"/>
          <table:table-cell table:number-columns-repeated="8" table:style-name="ce83"/>
          <table:table-cell table:number-columns-repeated="16374" table:style-name="ce1"/>
        </table:table-row>
        <table:table-row table:style-name="ro2">
          <table:table-cell office:value-type="string" table:style-name="ce79">
            <text:p>CONCLUSION - En base al examen realizado concluimos que los saldos de patrimonio son razonables al 31 de diciembre del 2021</text:p>
          </table:table-cell>
          <table:table-cell table:style-name="ce1"/>
          <table:table-cell table:number-columns-repeated="8" table:style-name="ce83"/>
          <table:table-cell table:number-columns-repeated="16374" table:style-name="ce1"/>
        </table:table-row>
        <table:table-row table:number-rows-repeated="1048481" table:style-name="ro2">
          <table:table-cell table:number-columns-repeated="16384"/>
        </table:table-row>
        <table:named-expressions>
          <table:named-range table:name="Print_Area" table:cell-range-address="Movimientos.$A$1:Movimientos.$J$95" table:base-cell-address="Movimientos.$A$1"/>
        </table:named-expressions>
      </table:table>
      <table:table table:name="'file:///D:/Users/Joffre%20Torres/Downloads/Visacom%202017/VISACOMbalanc2017alm.xls'#ResultComp_ok" table:style-name="ta3">
        <table:table-source xlink:href="file:///D:/Users/Joffre%20Torres/Downloads/Visacom%202017/VISACOMbalanc2017alm.xls" table:table-name="ResultComp_ok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Joffre%20Torres/Downloads/Visacom%202017/VISACOMbalanc2017alm.xls'#BALANCE" table:style-name="ta3">
        <table:table-source xlink:href="file:///D:/Users/Joffre%20Torres/Downloads/Visacom%202017/VISACOMbalanc2017alm.xls" table:table-name="BALANC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Joffre%20Torres/Downloads/Visacom%202017/VISACOMbalanc2017alm.xls'#_Resumen_Result_ok" table:style-name="ta3">
        <table:table-source xlink:href="file:///D:/Users/Joffre%20Torres/Downloads/Visacom%202017/VISACOMbalanc2017alm.xls" table:table-name="_Resumen_Result_ok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Joffre%20Torres/Downloads/Visacom%202017/VISACOMbalanc2017alm.xls'#ResultComp_ok1" table:style-name="ta3">
        <table:table-source xlink:href="file:///D:/Users/Joffre%20Torres/Downloads/Visacom%202017/VISACOMbalanc2017alm.xls" table:table-name="ResultComp_ok1" table:mode="copy-results-only"/>
        <table:table-column/>
        <table:table-row table:number-rows-repeated="51">
          <table:table-cell table:number-columns-repeated="16384"/>
        </table:table-row>
        <table:table-row>
          <table:table-cell table:number-columns-repeated="3"/>
          <table:table-cell office:value-type="float" office:value="-224292.78999999992"/>
          <table:table-cell table:number-columns-repeated="16380"/>
        </table:table-row>
        <table:table-row table:number-rows-repeated="1048524">
          <table:table-cell table:number-columns-repeated="16380"/>
        </table:table-row>
      </table:table>
      <table:table table:name="'file:///D:/Users/Joffre%20Torres/Downloads/Visacom%202017/VISACOMbalanc2017alm.xls'#EF_para_firmar" table:style-name="ta3">
        <table:table-source xlink:href="file:///D:/Users/Joffre%20Torres/Downloads/Visacom%202017/VISACOMbalanc2017alm.xls" table:table-name="EF_para_fir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Joffre%20Torres/Downloads/Visacom%202017/VISACOMbalanc2017alm.xls'#RESULTADO_DETALLok_" table:style-name="ta3">
        <table:table-source xlink:href="file:///D:/Users/Joffre%20Torres/Downloads/Visacom%202017/VISACOMbalanc2017alm.xls" table:table-name="RESULTADO_DETALLok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Joffre%20Torres/Downloads/Visacom%202017/VISACOMbalanc2017alm.xls'#I_renta" table:style-name="ta3">
        <table:table-source xlink:href="file:///D:/Users/Joffre%20Torres/Downloads/Visacom%202017/VISACOMbalanc2017alm.xls" table:table-name="I_ren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Joffre%20Torres/Downloads/Visacom%202017/VISACOMbalanc2017alm.xls'#Anexos" table:style-name="ta3">
        <table:table-source xlink:href="file:///D:/Users/Joffre%20Torres/Downloads/Visacom%202017/VISACOMbalanc2017alm.xls" table:table-name="Anex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Joffre%20Torres/Downloads/Visacom%202017/VISACOMbalanc2017alm.xls'#Conciliacion" table:style-name="ta3">
        <table:table-source xlink:href="file:///D:/Users/Joffre%20Torres/Downloads/Visacom%202017/VISACOMbalanc2017alm.xls" table:table-name="Conciliac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Joffre%20Torres/Downloads/Visacom%202017/VISACOMbalanc2017alm.xls'#Cartera" table:style-name="ta3">
        <table:table-source xlink:href="file:///D:/Users/Joffre%20Torres/Downloads/Visacom%202017/VISACOMbalanc2017alm.xls" table:table-name="Carter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Joffre%20Torres/Downloads/Visacom%202017/VISACOMbalanc2017alm.xls'#Proveedores_" table:style-name="ta3">
        <table:table-source xlink:href="file:///D:/Users/Joffre%20Torres/Downloads/Visacom%202017/VISACOMbalanc2017alm.xls" table:table-name="Proveedores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Joffre%20Torres/Downloads/Visacom%202017/VISACOMbalanc2017alm.xls'#CxP_accionistas_ok" table:style-name="ta3">
        <table:table-source xlink:href="file:///D:/Users/Joffre%20Torres/Downloads/Visacom%202017/VISACOMbalanc2017alm.xls" table:table-name="CxP_accionistas_ok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Joffre%20Torres/Downloads/Visacom%202017/VISACOMbalanc2017alm.xls'#Patrimonio" table:style-name="ta3">
        <table:table-source xlink:href="file:///D:/Users/Joffre%20Torres/Downloads/Visacom%202017/VISACOMbalanc2017alm.xls" table:table-name="Patrimon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Joffre%20Torres/Downloads/Visacom%202017/VISACOMbalanc2017alm.xls'#Activos" table:style-name="ta3">
        <table:table-source xlink:href="file:///D:/Users/Joffre%20Torres/Downloads/Visacom%202017/VISACOMbalanc2017alm.xls" table:table-name="Activ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Joffre%20Torres/Downloads/Visacom%202017/VISACOMbalanc2017alm.xls'#Ventas_5_ult_años" table:style-name="ta3">
        <table:table-source xlink:href="file:///D:/Users/Joffre%20Torres/Downloads/Visacom%202017/VISACOMbalanc2017alm.xls" table:table-name="Ventas_5_ult_añ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Joffre%20Torres/Downloads/Visacom%202017/VISACOMbalanc2017alm.xls'#AnexoConciliacTrib" table:style-name="ta3">
        <table:table-source xlink:href="file:///D:/Users/Joffre%20Torres/Downloads/Visacom%202017/VISACOMbalanc2017alm.xls" table:table-name="AnexoConciliacTrib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Arial1" svg:font-family="Arial1"/>
    <style:font-face style:name="Calibri" svg:font-family="Calibri"/>
    <style:font-face style:name="Arial2" svg:font-family="Arial2"/>
    <style:font-face style:name="Arial11" svg:font-family="Arial11"/>
    <style:font-face style:name="Futura-book" svg:font-family="Futura-book"/>
    <style:font-face style:name="Arial Narrow" svg:font-family="&quot;Arial Narrow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number-style style:name="N36P0">
      <number:number number:decimal-places="0" number:min-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percentage-style style:name="N37">
      <number:number number:decimal-places="2" number:min-decimal-places="2" number:min-integer-digits="1"/>
      <number:text> %</number:text>
    </number:percentage-style>
    <number:number-style style:name="N38P0">
      <number:number number:decimal-places="0" number:min-decimal-places="0" number:min-integer-digits="1">
        <number:embedded-text number:position="0"> </number:embedded-text>
      </number:number>
    </number:number-style>
    <number:number-style style:name="N38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38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style:text-properties fo:color="#0000FF"/>
      <number:number number:decimal-places="0" number:min-decimal-places="0" number:min-integer-digits="1" number:grouping="true"/>
    </number:number-style>
    <number:number-style style:name="N39">
      <style:text-properties fo:color="#FF0000"/>
      <number:text>(</number:text>
      <number:number number:decimal-places="0" number:min-decimal-places="0" number:min-integer-digits="1" number:grouping="true">
        <number:embedded-text number:position="0">)</number:embedded-text>
      </number:number>
      <style:map style:condition="value()&gt;=0" style:apply-style-name="N39P0"/>
    </number:number-style>
    <number:date-style style:name="N40">
      <number:day number:style="long"/>
      <number:text>-</number:text>
      <number:month number:textual="true"/>
      <number:text>-</number:text>
      <number:year/>
    </number:date-style>
    <number:date-style style:name="N41">
      <number:day number:style="long"/>
      <number:text>/</number:text>
      <number:month number:style="long"/>
      <number:text>/</number:text>
      <number:year number:style="long"/>
    </number:date-style>
    <number:number-style style:name="N42P0">
      <number:number number:decimal-places="2" number:min-decimal-places="2" number:min-integer-digits="1" number:grouping="true"/>
      <number:text> </number:text>
    </number:number-style>
    <number:number-style style:name="N42P1">
      <number:text>(</number:text>
      <number:number number:decimal-places="2" number:min-decimal-places="2" number:min-integer-digits="1" number:grouping="true"/>
      <number:text>)</number:text>
    </number:number-style>
    <number:number-style style:name="N42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text> </number:text>
      <number:number number:decimal-places="2" number:min-decimal-places="2" number:min-integer-digits="1" number:grouping="true"/>
      <number:text> </number:text>
    </number:number-style>
    <number:number-style style:name="N43P1">
      <number:text>-</number:text>
      <number:number number:decimal-places="2" number:min-decimal-places="2" number:min-integer-digits="1" number:grouping="true"/>
      <number:text> </number:text>
    </number:number-style>
    <number:number-style style:name="N43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percentage-style style:name="N44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number:number-style style:name="N45P0">
      <number:text> $</number:text>
      <number:number number:decimal-places="2" number:min-decimal-places="2" number:min-integer-digits="1" number:grouping="true"/>
      <number:text> </number:text>
    </number:number-style>
    <number:number-style style:name="N45P1">
      <number:text> $-</number:text>
      <number:number number:decimal-places="2" number:min-decimal-places="2" number:min-integer-digits="1" number:grouping="true"/>
      <number:text> </number:text>
    </number:number-style>
    <number:number-style style:name="N45P2">
      <number:text> $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style:font-name="Arial" style:font-name-asian="Arial" style:font-name-complex="Arial" fo:font-size="10pt" style:font-size-asian="10pt" style:font-size-complex="10pt" style:font-family-generic="swiss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style:font-name="Arial" style:font-name-asian="Arial" style:font-name-complex="Arial" fo:font-size="10pt" style:font-size-asian="10pt" style:font-size-complex="10pt" style:font-family-generic="swiss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style:font-name="Arial" style:font-name-asian="Arial" style:font-name-complex="Arial" fo:font-size="10pt" style:font-size-asian="10pt" style:font-size-complex="10pt" style:font-family-generic="swiss"/>
    </style:style>
    <style:style style:name="cf1" style:family="table-cell" style:data-style-name="N0">
      <style:table-cell-properties style:vertical-align="automatic" fo:background-color="#FFC7CE"/>
      <style:text-properties fo:color="#9C0006" style:font-name="Arial" style:font-name-asian="Arial" style:font-name-complex="Arial" style:font-family-generic="swiss"/>
    </style:style>
    <style:style style:name="Comma" style:family="table-cell" style:data-style-name="N43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 style:font-family-generic="swiss"/>
    </style:style>
    <style:style style:name="Excel_32_Built-in_32_Comma" style:display-name="Excel Built-in Comma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style:font-name="Arial" style:font-name-asian="Arial" style:font-name-complex="Arial" fo:font-size="10pt" style:font-size-asian="10pt" style:font-size-complex="10pt" style:font-family-generic="swiss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_32_13" style:display-name="Heading (user) 1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24pt" style:font-size-asian="24pt" style:font-size-complex="24pt" fo:font-weight="bold" style:font-weight-asian="bold" style:font-weight-complex="bold" style:font-family-generic="swiss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8pt" style:font-size-asian="18pt" style:font-size-complex="18pt" style:font-family-generic="swiss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6" style:display-name="Hyperlink 16" style:family="table-cell" style:data-style-name="N0">
      <style:table-cell-properties style:vertical-align="automatic" fo:background-color="transparent"/>
      <style:text-properties fo:color="#0000EE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Millares_32_2" style:display-name="Millares 2" style:family="table-cell" style:data-style-name="N43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Moneda_32_2" style:display-name="Moneda 2" style:family="table-cell" style:data-style-name="N45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7" style:display-name="Note 17" style:family="table-cell" style:data-style-name="N0">
      <style:table-cell-properties fo:border="thin solid #808080" style:vertical-align="automatic" fo:background-color="#FFFFCC"/>
      <style:text-properties fo:color="#333333" style:font-name="Arial1" style:font-name-asian="Arial1" style:font-name-complex="Arial1" fo:font-size="10pt" style:font-size-asian="10pt" style:font-size-complex="10pt" style:font-family-generic="swiss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tatus_32_18" style:display-name="Status 18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Text" style:family="table-cell" style:data-style-name="N0">
      <style:table-cell-properties style:vertical-align="automatic" fo:background-color="transparent"/>
    </style:style>
    <style:style style:name="Text_32_19" style:display-name="Text 19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0" style:display-name="Warning 20" style:family="table-cell" style:data-style-name="N0">
      <style:table-cell-properties style:vertical-align="automatic" fo:background-color="transparent"/>
      <style:text-properties fo:color="#CC0000" style:font-name="Arial" style:font-name-asian="Arial" style:font-name-complex="Arial" fo:font-size="10pt" style:font-size-asian="10pt" style:font-size-complex="10pt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91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Dara Macias</meta:initial-creator>
    <dc:creator>Carlos Almeida</dc:creator>
    <meta:creation-date>2020-10-19T12:23:50Z</meta:creation-date>
    <dc:date>2022-05-24T16:46:47Z</dc:date>
    <meta:print-date>2022-05-24T16:46:41Z</meta:print-date>
    <meta:editing-cycles>10</meta:editing-cycles>
    <meta:editing-duration>PT6021S</meta:editing-duration>
  </office:meta>
</office:document-meta>
</file>